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anvasRenderingContext2D { canvas: canvas#canvas</text:p>
      <text:section text:style-name="Sect1" text:name="Section1">
        <text:p text:style-name="Standard"><text:bookmark text:name="server0.conn0.process63//obj19"/>, globalAlpha: 1, globalCompositeOperation: "source-over", strokeStyle: "#000000", fillStyle: "#000000", filter: "none", imageSmoothingEnabled: true, lineWidth: 1, lineCap: "butt", lineJoin: "miter" }</text:p>
        <text:p text:style-name="Standard"/>
        <text:p text:style-name="Standard">anvasRenderingContext2D { canvas: canvas#canvas</text:p>
        <text:section text:style-name="Sect1" text:name="server0.conn0.process63//obj19">
          <text:p text:style-name="Standard">, globalAlpha: 1, globalCompositeOperation: "source-over", strokeStyle: "#000000", fillStyle: "#000000", filter: "none", imageSmoothingEnabled: true, lineWidth: 1, lineCap: "butt", lineJoin: "miter" }</text:p>
        </text:section>
        <text:section text:style-name="Sect1" text:name="Section134">
          <text:p text:style-name="Standard"><text:bookmark text:name="server0.conn0.process63//obj19◦canvas"/>​</text:p>
        </text:section>
        <text:p text:style-name="Standard">canvas: &lt;canvas id="canvas" width="1478" height="300"&gt;</text:p>
        <text:section text:style-name="Sect1" text:name="Section135">
          <text:p text:style-name="Standard"><text:bookmark text:name="server0.conn0.process63//obj19◦direction"/>​</text:p>
          <text:p text:style-name="Standard">direction: "inherit"</text:p>
        </text:section>
        <text:section text:style-name="Sect1" text:name="Section136">
          <text:p text:style-name="Standard"><text:bookmark text:name="server0.conn0.process63//obj19◦fillStyle"/>​</text:p>
          <text:p text:style-name="Standard">fillStyle: "#000000"</text:p>
        </text:section>
        <text:section text:style-name="Sect1" text:name="Section137">
          <text:p text:style-name="Standard"><text:bookmark text:name="server0.conn0.process63//obj19◦filter"/>​</text:p>
          <text:p text:style-name="Standard">filter: "none"</text:p>
        </text:section>
        <text:section text:style-name="Sect1" text:name="Section138">
          <text:p text:style-name="Standard"><text:bookmark text:name="server0.conn0.process63//obj19◦font"/>​</text:p>
          <text:p text:style-name="Standard">font: "10px sans-serif"</text:p>
        </text:section>
        <text:section text:style-name="Sect1" text:name="Section139">
          <text:p text:style-name="Standard"><text:bookmark text:name="server0.conn0.process63//obj19◦fontKerning"/>​</text:p>
          <text:p text:style-name="Standard">fontKerning: "auto"</text:p>
        </text:section>
        <text:section text:style-name="Sect1" text:name="Section140">
          <text:p text:style-name="Standard"><text:bookmark text:name="server0.conn0.process63//obj19◦fontStretch"/>​</text:p>
          <text:p text:style-name="Standard">fontStretch: "normal"</text:p>
        </text:section>
        <text:section text:style-name="Sect1" text:name="Section141">
          <text:p text:style-name="Standard"><text:bookmark text:name="server0.conn0.process63//obj19◦fontVariantCaps"/>​</text:p>
          <text:p text:style-name="Standard">fontVariantCaps: "normal"</text:p>
        </text:section>
        <text:section text:style-name="Sect1" text:name="Section142">
          <text:p text:style-name="Standard"><text:bookmark text:name="server0.conn0.process63//obj19◦globalAlpha"/>​</text:p>
          <text:p text:style-name="Standard">globalAlpha: 1</text:p>
        </text:section>
        <text:section text:style-name="Sect1" text:name="Section143">
          <text:p text:style-name="Standard"><text:bookmark text:name="server0.conn0.process63//obj19◦globalCompositeOperation"/>​</text:p>
          <text:p text:style-name="Standard">globalCompositeOperation: "source-over"</text:p>
        </text:section>
        <text:section text:style-name="Sect1" text:name="Section144">
          <text:p text:style-name="Standard"><text:bookmark text:name="server0.conn0.process63//obj19◦imageSmoothingEnabled"/>​</text:p>
          <text:p text:style-name="Standard">imageSmoothingEnabled: true</text:p>
        </text:section>
        <text:section text:style-name="Sect1" text:name="Section145">
          <text:p text:style-name="Standard"><text:bookmark text:name="server0.conn0.process63//obj19◦letterSpacing"/>​</text:p>
          <text:p text:style-name="Standard">letterSpacing: "0px"</text:p>
        </text:section>
        <text:section text:style-name="Sect1" text:name="Section146">
          <text:p text:style-name="Standard"><text:bookmark text:name="server0.conn0.process63//obj19◦lineCap"/>​</text:p>
          <text:p text:style-name="Standard">lineCap: "butt"</text:p>
        </text:section>
        <text:section text:style-name="Sect1" text:name="Section147">
          <text:p text:style-name="Standard"><text:bookmark text:name="server0.conn0.process63//obj19◦lineDashOffset"/>​</text:p>
          <text:p text:style-name="Standard">lineDashOffset: 0</text:p>
        </text:section>
        <text:section text:style-name="Sect1" text:name="Section148">
          <text:p text:style-name="Standard"><text:bookmark text:name="server0.conn0.process63//obj19◦lineJoin"/>​</text:p>
          <text:p text:style-name="Standard">lineJoin: "miter"</text:p>
        </text:section>
        <text:section text:style-name="Sect1" text:name="Section149">
          <text:p text:style-name="Standard"><text:bookmark text:name="server0.conn0.process63//obj19◦lineWidth"/>​</text:p>
          <text:p text:style-name="Standard">lineWidth: 1</text:p>
        </text:section>
        <text:section text:style-name="Sect1" text:name="Section150">
          <text:p text:style-name="Standard"><text:bookmark text:name="server0.conn0.process63//obj19◦miterLimit"/>​</text:p>
          <text:p text:style-name="Standard">miterLimit: 10</text:p>
        </text:section>
        <text:section text:style-name="Sect1" text:name="Section151">
          <text:p text:style-name="Standard"><text:bookmark text:name="server0.conn0.process63//obj19◦shadowBlur"/>​</text:p>
          <text:p text:style-name="Standard">shadowBlur: 0</text:p>
        </text:section>
        <text:section text:style-name="Sect1" text:name="Section152">
          <text:p text:style-name="Standard"><text:bookmark text:name="server0.conn0.process63//obj19◦shadowColor"/>​</text:p>
          <text:p text:style-name="Standard">shadowColor: "rgba(0, 0, 0, 0)"</text:p>
        </text:section>
        <text:section text:style-name="Sect1" text:name="Section153">
          <text:p text:style-name="Standard"><text:bookmark text:name="server0.conn0.process63//obj19◦shadowOffsetX"/>​</text:p>
          <text:p text:style-name="Standard">shadowOffsetX: 0</text:p>
        </text:section>
        <text:section text:style-name="Sect1" text:name="Section154">
          <text:p text:style-name="Standard"><text:bookmark text:name="server0.conn0.process63//obj19◦shadowOffsetY"/>​</text:p>
          <text:p text:style-name="Standard">shadowOffsetY: 0</text:p>
        </text:section>
        <text:section text:style-name="Sect1" text:name="Section155">
          <text:p text:style-name="Standard"><text:bookmark text:name="server0.conn0.process63//obj19◦strokeStyle"/><text:soft-page-break/>​</text:p>
          <text:p text:style-name="Standard">strokeStyle: "#000000"</text:p>
        </text:section>
        <text:section text:style-name="Sect1" text:name="Section156">
          <text:p text:style-name="Standard"><text:bookmark text:name="server0.conn0.process63//obj19◦textAlign"/>​</text:p>
          <text:p text:style-name="Standard">textAlign: "start"</text:p>
        </text:section>
        <text:section text:style-name="Sect1" text:name="Section157">
          <text:p text:style-name="Standard"><text:bookmark text:name="server0.conn0.process63//obj19◦textBaseline"/>​</text:p>
          <text:p text:style-name="Standard">textBaseline: "alphabetic"</text:p>
        </text:section>
        <text:section text:style-name="Sect1" text:name="Section158">
          <text:p text:style-name="Standard"><text:bookmark text:name="server0.conn0.process63//obj19◦textRendering"/>​</text:p>
          <text:p text:style-name="Standard">textRendering: "auto"</text:p>
        </text:section>
        <text:section text:style-name="Sect1" text:name="Section159">
          <text:p text:style-name="Standard"><text:bookmark text:name="server0.conn0.process63//obj19◦wordSpacing"/>​</text:p>
          <text:p text:style-name="Standard">wordSpacing: "0px"</text:p>
        </text:section>
        <text:p text:style-name="Standard"/>
      </text:section>
      <text:section text:style-name="Sect1" text:name="server0.conn0.process63//obj19◦canvas">
        <text:p text:style-name="Standard">​</text:p>
      </text:section>
      <text:p text:style-name="Standard">canvas: &lt;canvas id="canvas"&gt;</text:p>
      <text:section text:style-name="Sect1" text:name="server0.conn0.process63//obj19◦canvas◦accessKey">
        <text:p text:style-name="Standard">​​</text:p>
        <text:p text:style-name="Standard">accessKey: ""</text:p>
      </text:section>
      <text:section text:style-name="Sect1" text:name="server0.conn0.process63//obj19◦canvas◦accessKeyLabel">
        <text:p text:style-name="Standard">​​</text:p>
        <text:p text:style-name="Standard">accessKeyLabel: ""</text:p>
      </text:section>
      <text:section text:style-name="Sect1" text:name="server0.conn0.process63//obj19◦canvas◦ariaAtomic">
        <text:p text:style-name="Standard">​​</text:p>
        <text:p text:style-name="Standard">ariaAtomic: null</text:p>
      </text:section>
      <text:section text:style-name="Sect1" text:name="server0.conn0.process63//obj19◦canvas◦ariaAutoComplete">
        <text:p text:style-name="Standard">​​</text:p>
        <text:p text:style-name="Standard">ariaAutoComplete: null</text:p>
      </text:section>
      <text:section text:style-name="Sect1" text:name="server0.conn0.process63//obj19◦canvas◦ariaBrailleLabel">
        <text:p text:style-name="Standard">​​</text:p>
        <text:p text:style-name="Standard">ariaBrailleLabel: null</text:p>
      </text:section>
      <text:section text:style-name="Sect1" text:name="server0.conn0.process63//obj19◦canvas◦ariaBrailleRoleDescription">
        <text:p text:style-name="Standard">​​</text:p>
        <text:p text:style-name="Standard">ariaBrailleRoleDescription: null</text:p>
      </text:section>
      <text:section text:style-name="Sect1" text:name="server0.conn0.process63//obj19◦canvas◦ariaBusy">
        <text:p text:style-name="Standard">​​</text:p>
        <text:p text:style-name="Standard">ariaBusy: null</text:p>
      </text:section>
      <text:section text:style-name="Sect1" text:name="server0.conn0.process63//obj19◦canvas◦ariaChecked">
        <text:p text:style-name="Standard">​​</text:p>
        <text:p text:style-name="Standard">ariaChecked: null</text:p>
      </text:section>
      <text:section text:style-name="Sect1" text:name="server0.conn0.process63//obj19◦canvas◦ariaColCount">
        <text:p text:style-name="Standard">​​</text:p>
        <text:p text:style-name="Standard">ariaColCount: null</text:p>
      </text:section>
      <text:section text:style-name="Sect1" text:name="server0.conn0.process63//obj19◦canvas◦ariaColIndex">
        <text:p text:style-name="Standard">​​</text:p>
        <text:p text:style-name="Standard">ariaColIndex: null</text:p>
      </text:section>
      <text:section text:style-name="Sect1" text:name="server0.conn0.process63//obj19◦canvas◦ariaColIndexText">
        <text:p text:style-name="Standard">​​</text:p>
        <text:p text:style-name="Standard">ariaColIndexText: null</text:p>
      </text:section>
      <text:section text:style-name="Sect1" text:name="server0.conn0.process63//obj19◦canvas◦ariaColSpan">
        <text:p text:style-name="Standard">​​</text:p>
        <text:p text:style-name="Standard">ariaColSpan: null</text:p>
      </text:section>
      <text:section text:style-name="Sect1" text:name="server0.conn0.process63//obj19◦canvas◦ariaCurrent">
        <text:p text:style-name="Standard">​​</text:p>
        <text:p text:style-name="Standard">ariaCurrent: null</text:p>
      </text:section>
      <text:section text:style-name="Sect1" text:name="server0.conn0.process63//obj19◦canvas◦ariaDescription">
        <text:p text:style-name="Standard">​​</text:p>
        <text:p text:style-name="Standard">ariaDescription: null</text:p>
      </text:section>
      <text:section text:style-name="Sect1" text:name="server0.conn0.process63//obj19◦canvas◦ariaDisabled">
        <text:p text:style-name="Standard">​​</text:p>
        <text:p text:style-name="Standard">ariaDisabled: null</text:p>
      </text:section>
      <text:section text:style-name="Sect1" text:name="server0.conn0.process63//obj19◦canvas◦ariaExpanded">
        <text:p text:style-name="Standard">​​</text:p>
        <text:p text:style-name="Standard">ariaExpanded: null</text:p>
      </text:section>
      <text:section text:style-name="Sect1" text:name="server0.conn0.process63//obj19◦canvas◦ariaHasPopup">
        <text:p text:style-name="Standard">​​</text:p>
        <text:p text:style-name="Standard">ariaHasPopup: null</text:p>
      </text:section>
      <text:section text:style-name="Sect1" text:name="server0.conn0.process63//obj19◦canvas◦ariaHidden">
        <text:p text:style-name="Standard">​​</text:p>
        <text:p text:style-name="Standard">ariaHidden: null</text:p>
      </text:section>
      <text:section text:style-name="Sect1" text:name="server0.conn0.process63//obj19◦canvas◦ariaInvalid">
        <text:p text:style-name="Standard">​​</text:p>
        <text:p text:style-name="Standard">ariaInvalid: null</text:p>
      </text:section>
      <text:section text:style-name="Sect1" text:name="server0.conn0.process63//obj19◦canvas◦ariaKeyShortcuts">
        <text:p text:style-name="Standard">​​</text:p>
        <text:p text:style-name="Standard"><text:soft-page-break/>ariaKeyShortcuts: null</text:p>
      </text:section>
      <text:section text:style-name="Sect1" text:name="server0.conn0.process63//obj19◦canvas◦ariaLabel">
        <text:p text:style-name="Standard">​​</text:p>
        <text:p text:style-name="Standard">ariaLabel: null</text:p>
      </text:section>
      <text:section text:style-name="Sect1" text:name="server0.conn0.process63//obj19◦canvas◦ariaLevel">
        <text:p text:style-name="Standard">​​</text:p>
        <text:p text:style-name="Standard">ariaLevel: null</text:p>
      </text:section>
      <text:section text:style-name="Sect1" text:name="server0.conn0.process63//obj19◦canvas◦ariaLive">
        <text:p text:style-name="Standard">​​</text:p>
        <text:p text:style-name="Standard">ariaLive: null</text:p>
      </text:section>
      <text:section text:style-name="Sect1" text:name="server0.conn0.process63//obj19◦canvas◦ariaModal">
        <text:p text:style-name="Standard">​​</text:p>
        <text:p text:style-name="Standard">ariaModal: null</text:p>
      </text:section>
      <text:section text:style-name="Sect1" text:name="server0.conn0.process63//obj19◦canvas◦ariaMultiLine">
        <text:p text:style-name="Standard">​​</text:p>
        <text:p text:style-name="Standard">ariaMultiLine: null</text:p>
      </text:section>
      <text:section text:style-name="Sect1" text:name="server0.conn0.process63//obj19◦canvas◦ariaMultiSelectable">
        <text:p text:style-name="Standard">​​</text:p>
        <text:p text:style-name="Standard">ariaMultiSelectable: null</text:p>
      </text:section>
      <text:section text:style-name="Sect1" text:name="server0.conn0.process63//obj19◦canvas◦ariaOrientation">
        <text:p text:style-name="Standard">​​</text:p>
        <text:p text:style-name="Standard">ariaOrientation: null</text:p>
      </text:section>
      <text:section text:style-name="Sect1" text:name="server0.conn0.process63//obj19◦canvas◦ariaPlaceholder">
        <text:p text:style-name="Standard">​​</text:p>
        <text:p text:style-name="Standard">ariaPlaceholder: null</text:p>
      </text:section>
      <text:section text:style-name="Sect1" text:name="server0.conn0.process63//obj19◦canvas◦ariaPosInSet">
        <text:p text:style-name="Standard">​​</text:p>
        <text:p text:style-name="Standard">ariaPosInSet: null</text:p>
      </text:section>
      <text:section text:style-name="Sect1" text:name="server0.conn0.process63//obj19◦canvas◦ariaPressed">
        <text:p text:style-name="Standard">​​</text:p>
        <text:p text:style-name="Standard">ariaPressed: null</text:p>
      </text:section>
      <text:section text:style-name="Sect1" text:name="server0.conn0.process63//obj19◦canvas◦ariaReadOnly">
        <text:p text:style-name="Standard">​​</text:p>
        <text:p text:style-name="Standard">ariaReadOnly: null</text:p>
      </text:section>
      <text:section text:style-name="Sect1" text:name="server0.conn0.process63//obj19◦canvas◦ariaRelevant">
        <text:p text:style-name="Standard">​​</text:p>
        <text:p text:style-name="Standard">ariaRelevant: null</text:p>
      </text:section>
      <text:section text:style-name="Sect1" text:name="server0.conn0.process63//obj19◦canvas◦ariaRequired">
        <text:p text:style-name="Standard">​​</text:p>
        <text:p text:style-name="Standard">ariaRequired: null</text:p>
      </text:section>
      <text:section text:style-name="Sect1" text:name="server0.conn0.process63//obj19◦canvas◦ariaRoleDescription">
        <text:p text:style-name="Standard">​​</text:p>
        <text:p text:style-name="Standard">ariaRoleDescription: null</text:p>
      </text:section>
      <text:section text:style-name="Sect1" text:name="server0.conn0.process63//obj19◦canvas◦ariaRowCount">
        <text:p text:style-name="Standard">​​</text:p>
        <text:p text:style-name="Standard">ariaRowCount: null</text:p>
      </text:section>
      <text:section text:style-name="Sect1" text:name="server0.conn0.process63//obj19◦canvas◦ariaRowIndex">
        <text:p text:style-name="Standard">​​</text:p>
        <text:p text:style-name="Standard">ariaRowIndex: null</text:p>
      </text:section>
      <text:section text:style-name="Sect1" text:name="server0.conn0.process63//obj19◦canvas◦ariaRowIndexText">
        <text:p text:style-name="Standard">​​</text:p>
        <text:p text:style-name="Standard">ariaRowIndexText: null</text:p>
      </text:section>
      <text:section text:style-name="Sect1" text:name="server0.conn0.process63//obj19◦canvas◦ariaRowSpan">
        <text:p text:style-name="Standard">​​</text:p>
        <text:p text:style-name="Standard">ariaRowSpan: null</text:p>
      </text:section>
      <text:section text:style-name="Sect1" text:name="server0.conn0.process63//obj19◦canvas◦ariaSelected">
        <text:p text:style-name="Standard">​​</text:p>
        <text:p text:style-name="Standard">ariaSelected: null</text:p>
      </text:section>
      <text:section text:style-name="Sect1" text:name="server0.conn0.process63//obj19◦canvas◦ariaSetSize">
        <text:p text:style-name="Standard">​​</text:p>
        <text:p text:style-name="Standard">ariaSetSize: null</text:p>
      </text:section>
      <text:section text:style-name="Sect1" text:name="server0.conn0.process63//obj19◦canvas◦ariaSort">
        <text:p text:style-name="Standard">​​</text:p>
        <text:p text:style-name="Standard">ariaSort: null</text:p>
      </text:section>
      <text:section text:style-name="Sect1" text:name="server0.conn0.process63//obj19◦canvas◦ariaValueMax">
        <text:p text:style-name="Standard">​​</text:p>
        <text:p text:style-name="Standard">ariaValueMax: null</text:p>
      </text:section>
      <text:section text:style-name="Sect1" text:name="server0.conn0.process63//obj19◦canvas◦ariaValueMin">
        <text:p text:style-name="Standard">​​</text:p>
        <text:p text:style-name="Standard">ariaValueMin: null</text:p>
      </text:section>
      <text:section text:style-name="Sect1" text:name="server0.conn0.process63//obj19◦canvas◦ariaValueNow">
        <text:p text:style-name="Standard">​​</text:p>
        <text:p text:style-name="Standard">ariaValueNow: null</text:p>
      </text:section>
      <text:section text:style-name="Sect1" text:name="server0.conn0.process63//obj19◦canvas◦ariaValueText">
        <text:p text:style-name="Standard">​​</text:p>
        <text:p text:style-name="Standard">ariaValueText: null</text:p>
      </text:section>
      <text:section text:style-name="Sect1" text:name="server0.conn0.process63//obj19◦canvas◦assignedSlot">
        <text:p text:style-name="Standard">​​</text:p>
        <text:p text:style-name="Standard"><text:soft-page-break/>assignedSlot: null</text:p>
      </text:section>
      <text:section text:style-name="Sect1" text:name="server0.conn0.process63//obj19◦canvas◦attributes">
        <text:p text:style-name="Standard">​​</text:p>
      </text:section>
      <text:section text:style-name="Sect1" text:name="Section2">
        <text:p text:style-name="Standard"><text:bookmark text:name="server0.conn0.process63//obj19◦canvas◦attributes"/>attributes: NamedNodeMap [ id="canvas" ]</text:p>
      </text:section>
      <text:section text:style-name="Sect1" text:name="server0.conn0.process63//obj19◦canvas◦autocapitalize">
        <text:p text:style-name="Standard">​​</text:p>
        <text:p text:style-name="Standard">autocapitalize: ""</text:p>
      </text:section>
      <text:section text:style-name="Sect1" text:name="server0.conn0.process63//obj19◦canvas◦autofocus">
        <text:p text:style-name="Standard">​​</text:p>
        <text:p text:style-name="Standard">autofocus: false</text:p>
      </text:section>
      <text:section text:style-name="Sect1" text:name="server0.conn0.process63//obj19◦canvas◦baseURI">
        <text:p text:style-name="Standard">​​</text:p>
        <text:p text:style-name="Standard">baseURI: "<text:a xlink:type="simple" xlink:href="http://127.0.0.1:5500/index.html" office:target-frame-name="_blank" xlink:show="new" text:style-name="Internet_20_link" text:visited-style-name="Visited_20_Internet_20_Link">http://127.0.0.1:5500/index.html</text:a>"</text:p>
      </text:section>
      <text:section text:style-name="Sect1" text:name="server0.conn0.process63//obj19◦canvas◦childElementCount">
        <text:p text:style-name="Standard">​​</text:p>
        <text:p text:style-name="Standard">childElementCount: 0</text:p>
      </text:section>
      <text:section text:style-name="Sect1" text:name="server0.conn0.process63//obj19◦canvas◦childNodes">
        <text:p text:style-name="Standard">​​</text:p>
      </text:section>
      <text:section text:style-name="Sect1" text:name="Section3">
        <text:p text:style-name="Standard"><text:bookmark text:name="server0.conn0.process63//obj19◦canvas◦childNodes"/>childNodes: NodeList []</text:p>
      </text:section>
      <text:section text:style-name="Sect1" text:name="server0.conn0.process63//obj19◦canvas◦children">
        <text:p text:style-name="Standard">​​</text:p>
      </text:section>
      <text:section text:style-name="Sect1" text:name="Section4">
        <text:p text:style-name="Standard"><text:bookmark text:name="server0.conn0.process63//obj19◦canvas◦children"/>children: HTMLCollection { length: 0 }</text:p>
      </text:section>
      <text:section text:style-name="Sect1" text:name="server0.conn0.process63//obj19◦canvas◦classList">
        <text:p text:style-name="Standard">​​</text:p>
      </text:section>
      <text:section text:style-name="Sect1" text:name="Section5">
        <text:p text:style-name="Standard"><text:bookmark text:name="server0.conn0.process63//obj19◦canvas◦classList"/>classList: DOMTokenList []</text:p>
      </text:section>
      <text:section text:style-name="Sect1" text:name="server0.conn0.process63//obj19◦canvas◦className">
        <text:p text:style-name="Standard">​​</text:p>
        <text:p text:style-name="Standard">className: ""</text:p>
      </text:section>
      <text:section text:style-name="Sect1" text:name="server0.conn0.process63//obj19◦canvas◦clientHeight">
        <text:p text:style-name="Standard">​​</text:p>
        <text:p text:style-name="Standard">clientHeight: 150</text:p>
      </text:section>
      <text:section text:style-name="Sect1" text:name="server0.conn0.process63//obj19◦canvas◦clientLeft">
        <text:p text:style-name="Standard">​​</text:p>
        <text:p text:style-name="Standard">clientLeft: 0</text:p>
      </text:section>
      <text:section text:style-name="Sect1" text:name="server0.conn0.process63//obj19◦canvas◦clientTop">
        <text:p text:style-name="Standard">​​</text:p>
        <text:p text:style-name="Standard">clientTop: 0</text:p>
      </text:section>
      <text:section text:style-name="Sect1" text:name="server0.conn0.process63//obj19◦canvas◦clientWidth">
        <text:p text:style-name="Standard">​​</text:p>
        <text:p text:style-name="Standard">clientWidth: 300</text:p>
      </text:section>
      <text:section text:style-name="Sect1" text:name="server0.conn0.process63//obj19◦canvas◦contentEditable">
        <text:p text:style-name="Standard">​​</text:p>
        <text:p text:style-name="Standard">contentEditable: "inherit"</text:p>
      </text:section>
      <text:section text:style-name="Sect1" text:name="server0.conn0.process63//obj19◦canvas◦currentCSSZoom">
        <text:p text:style-name="Standard">​​</text:p>
        <text:p text:style-name="Standard">currentCSSZoom: 1</text:p>
      </text:section>
      <text:section text:style-name="Sect1" text:name="server0.conn0.process63//obj19◦canvas◦dataset">
        <text:p text:style-name="Standard">​​</text:p>
      </text:section>
      <text:section text:style-name="Sect1" text:name="Section6">
        <text:p text:style-name="Standard"><text:bookmark text:name="server0.conn0.process63//obj19◦canvas◦dataset"/>dataset: DOMStringMap(0)</text:p>
      </text:section>
      <text:section text:style-name="Sect1" text:name="server0.conn0.process63//obj19◦canvas◦dir">
        <text:p text:style-name="Standard">​​</text:p>
        <text:p text:style-name="Standard">dir: ""</text:p>
      </text:section>
      <text:section text:style-name="Sect1" text:name="server0.conn0.process63//obj19◦canvas◦draggable">
        <text:p text:style-name="Standard">​​</text:p>
        <text:p text:style-name="Standard">draggable: false</text:p>
      </text:section>
      <text:section text:style-name="Sect1" text:name="server0.conn0.process63//obj19◦canvas◦enterKeyHint">
        <text:p text:style-name="Standard">​​</text:p>
        <text:p text:style-name="Standard">enterKeyHint: ""</text:p>
      </text:section>
      <text:section text:style-name="Sect1" text:name="server0.conn0.process63//obj19◦canvas◦firstChild">
        <text:p text:style-name="Standard">​​</text:p>
        <text:p text:style-name="Standard">firstChild: null</text:p>
      </text:section>
      <text:section text:style-name="Sect1" text:name="server0.conn0.process63//obj19◦canvas◦firstElementChild">
        <text:p text:style-name="Standard">​​</text:p>
        <text:p text:style-name="Standard">firstElementChild: null</text:p>
      </text:section>
      <text:section text:style-name="Sect1" text:name="server0.conn0.process63//obj19◦canvas◦height">
        <text:p text:style-name="Standard">​​</text:p>
        <text:p text:style-name="Standard">height: 150</text:p>
      </text:section>
      <text:section text:style-name="Sect1" text:name="server0.conn0.process63//obj19◦canvas◦hidden">
        <text:p text:style-name="Standard">​​</text:p>
        <text:p text:style-name="Standard">hidden: false</text:p>
      </text:section>
      <text:section text:style-name="Sect1" text:name="server0.conn0.process63//obj19◦canvas◦id">
        <text:p text:style-name="Standard">​​</text:p>
        <text:p text:style-name="Standard">id: "canvas"</text:p>
      </text:section>
      <text:section text:style-name="Sect1" text:name="server0.conn0.process63//obj19◦canvas◦inert">
        <text:p text:style-name="Standard">​​</text:p>
        <text:p text:style-name="Standard">inert: false</text:p>
      </text:section>
      <text:section text:style-name="Sect1" text:name="server0.conn0.process63//obj19◦canvas◦innerHTML">
        <text:p text:style-name="Standard">​​</text:p>
        <text:p text:style-name="Standard"><text:soft-page-break/>innerHTML: ""</text:p>
      </text:section>
      <text:section text:style-name="Sect1" text:name="server0.conn0.process63//obj19◦canvas◦innerText">
        <text:p text:style-name="Standard">​​</text:p>
        <text:p text:style-name="Standard">innerText: ""</text:p>
      </text:section>
      <text:section text:style-name="Sect1" text:name="server0.conn0.process63//obj19◦canvas◦inputMode">
        <text:p text:style-name="Standard">​​</text:p>
        <text:p text:style-name="Standard">inputMode: ""</text:p>
      </text:section>
      <text:section text:style-name="Sect1" text:name="server0.conn0.process63//obj19◦canvas◦isConnected">
        <text:p text:style-name="Standard">​​</text:p>
        <text:p text:style-name="Standard">isConnected: true</text:p>
      </text:section>
      <text:section text:style-name="Sect1" text:name="server0.conn0.process63//obj19◦canvas◦isContentEditable">
        <text:p text:style-name="Standard">​​</text:p>
        <text:p text:style-name="Standard">isContentEditable: false</text:p>
      </text:section>
      <text:section text:style-name="Sect1" text:name="server0.conn0.process63//obj19◦canvas◦lang">
        <text:p text:style-name="Standard">​​</text:p>
        <text:p text:style-name="Standard">lang: ""</text:p>
      </text:section>
      <text:section text:style-name="Sect1" text:name="server0.conn0.process63//obj19◦canvas◦lastChild">
        <text:p text:style-name="Standard">​​</text:p>
        <text:p text:style-name="Standard">lastChild: null</text:p>
      </text:section>
      <text:section text:style-name="Sect1" text:name="server0.conn0.process63//obj19◦canvas◦lastElementChild">
        <text:p text:style-name="Standard">​​</text:p>
        <text:p text:style-name="Standard">lastElementChild: null</text:p>
      </text:section>
      <text:section text:style-name="Sect1" text:name="server0.conn0.process63//obj19◦canvas◦localName">
        <text:p text:style-name="Standard">​​</text:p>
        <text:p text:style-name="Standard">localName: "canvas"</text:p>
      </text:section>
      <text:section text:style-name="Sect1" text:name="server0.conn0.process63//obj19◦canvas◦mozOpaque">
        <text:p text:style-name="Standard">​​</text:p>
        <text:p text:style-name="Standard">mozOpaque: false</text:p>
      </text:section>
      <text:section text:style-name="Sect1" text:name="server0.conn0.process63//obj19◦canvas◦mozPrintCallback">
        <text:p text:style-name="Standard">​​</text:p>
        <text:p text:style-name="Standard">mozPrintCallback: null</text:p>
      </text:section>
      <text:section text:style-name="Sect1" text:name="server0.conn0.process63//obj19◦canvas◦namespaceURI">
        <text:p text:style-name="Standard">​​</text:p>
        <text:p text:style-name="Standard">namespaceURI: "<text:a xlink:type="simple" xlink:href="http://www.w3.org/1999/xhtml" office:target-frame-name="_blank" xlink:show="new" text:style-name="Internet_20_link" text:visited-style-name="Visited_20_Internet_20_Link">http://www.w3.org/1999/xhtml</text:a>"</text:p>
      </text:section>
      <text:section text:style-name="Sect1" text:name="server0.conn0.process63//obj19◦canvas◦nextElementSibling">
        <text:p text:style-name="Standard">​​</text:p>
      </text:section>
      <text:p text:style-name="Standard">nextElementSibling: &lt;script&gt;​​</text:p>
      <text:p text:style-name="Standard">nextSibling: #text "\n "</text:p>
      <text:section text:style-name="Sect1" text:name="server0.conn0.process63//obj19◦canvas◦nodeName">
        <text:p text:style-name="Standard">​​</text:p>
        <text:p text:style-name="Standard">nodeName: "CANVAS"</text:p>
      </text:section>
      <text:section text:style-name="Sect1" text:name="server0.conn0.process63//obj19◦canvas◦nodeType">
        <text:p text:style-name="Standard">​​</text:p>
        <text:p text:style-name="Standard">nodeType: 1</text:p>
      </text:section>
      <text:section text:style-name="Sect1" text:name="server0.conn0.process63//obj19◦canvas◦nodeValue">
        <text:p text:style-name="Standard">​​</text:p>
        <text:p text:style-name="Standard">nodeValue: null</text:p>
      </text:section>
      <text:section text:style-name="Sect1" text:name="server0.conn0.process63//obj19◦canvas◦nonce">
        <text:p text:style-name="Standard">​​</text:p>
        <text:p text:style-name="Standard">nonce: ""</text:p>
      </text:section>
      <text:section text:style-name="Sect1" text:name="server0.conn0.process63//obj19◦canvas◦offsetHeight">
        <text:p text:style-name="Standard">​​</text:p>
        <text:p text:style-name="Standard">offsetHeight: 150</text:p>
      </text:section>
      <text:section text:style-name="Sect1" text:name="server0.conn0.process63//obj19◦canvas◦offsetLeft">
        <text:p text:style-name="Standard">​​</text:p>
        <text:p text:style-name="Standard">offsetLeft: 8</text:p>
      </text:section>
      <text:section text:style-name="Sect1" text:name="server0.conn0.process63//obj19◦canvas◦offsetParent">
        <text:p text:style-name="Standard">​​</text:p>
      </text:section>
      <text:p text:style-name="Standard">offsetParent: &lt;body&gt;</text:p>
      <text:section text:style-name="Sect1" text:name="server0.conn0.process63//obj19◦canvas◦offsetTop">
        <text:p text:style-name="Standard">​​</text:p>
        <text:p text:style-name="Standard">offsetTop: 8</text:p>
      </text:section>
      <text:section text:style-name="Sect1" text:name="server0.conn0.process63//obj19◦canvas◦offsetWidth">
        <text:p text:style-name="Standard">​​</text:p>
        <text:p text:style-name="Standard">offsetWidth: 300</text:p>
      </text:section>
      <text:section text:style-name="Sect1" text:name="server0.conn0.process63//obj19◦canvas◦onabort">
        <text:p text:style-name="Standard">​​</text:p>
        <text:p text:style-name="Standard">onabort: null</text:p>
      </text:section>
      <text:section text:style-name="Sect1" text:name="server0.conn0.process63//obj19◦canvas◦onanimationcancel">
        <text:p text:style-name="Standard">​​</text:p>
        <text:p text:style-name="Standard">onanimationcancel: null</text:p>
      </text:section>
      <text:section text:style-name="Sect1" text:name="server0.conn0.process63//obj19◦canvas◦onanimationend">
        <text:p text:style-name="Standard">​​</text:p>
        <text:p text:style-name="Standard">onanimationend: null</text:p>
      </text:section>
      <text:section text:style-name="Sect1" text:name="server0.conn0.process63//obj19◦canvas◦onanimationiteration">
        <text:p text:style-name="Standard">​​</text:p>
        <text:p text:style-name="Standard">onanimationiteration: null</text:p>
      </text:section>
      <text:section text:style-name="Sect1" text:name="server0.conn0.process63//obj19◦canvas◦onanimationstart">
        <text:p text:style-name="Standard"><text:soft-page-break/>​​</text:p>
        <text:p text:style-name="Standard">onanimationstart: null</text:p>
      </text:section>
      <text:section text:style-name="Sect1" text:name="server0.conn0.process63//obj19◦canvas◦onauxclick">
        <text:p text:style-name="Standard">​​</text:p>
        <text:p text:style-name="Standard">onauxclick: null</text:p>
      </text:section>
      <text:section text:style-name="Sect1" text:name="server0.conn0.process63//obj19◦canvas◦onbeforeinput">
        <text:p text:style-name="Standard">​​</text:p>
        <text:p text:style-name="Standard">onbeforeinput: null</text:p>
      </text:section>
      <text:section text:style-name="Sect1" text:name="server0.conn0.process63//obj19◦canvas◦onbeforetoggle">
        <text:p text:style-name="Standard">​​</text:p>
        <text:p text:style-name="Standard">onbeforetoggle: null</text:p>
      </text:section>
      <text:section text:style-name="Sect1" text:name="server0.conn0.process63//obj19◦canvas◦onblur">
        <text:p text:style-name="Standard">​​</text:p>
        <text:p text:style-name="Standard">onblur: null</text:p>
      </text:section>
      <text:section text:style-name="Sect1" text:name="server0.conn0.process63//obj19◦canvas◦oncancel">
        <text:p text:style-name="Standard">​​</text:p>
        <text:p text:style-name="Standard">oncancel: null</text:p>
      </text:section>
      <text:section text:style-name="Sect1" text:name="server0.conn0.process63//obj19◦canvas◦oncanplay">
        <text:p text:style-name="Standard">​​</text:p>
        <text:p text:style-name="Standard">oncanplay: null</text:p>
      </text:section>
      <text:section text:style-name="Sect1" text:name="server0.conn0.process63//obj19◦canvas◦oncanplaythrough">
        <text:p text:style-name="Standard">​​</text:p>
        <text:p text:style-name="Standard">oncanplaythrough: null</text:p>
      </text:section>
      <text:section text:style-name="Sect1" text:name="server0.conn0.process63//obj19◦canvas◦onchange">
        <text:p text:style-name="Standard">​​</text:p>
        <text:p text:style-name="Standard">onchange: null</text:p>
      </text:section>
      <text:section text:style-name="Sect1" text:name="server0.conn0.process63//obj19◦canvas◦onclick">
        <text:p text:style-name="Standard">​​</text:p>
        <text:p text:style-name="Standard">onclick: null</text:p>
      </text:section>
      <text:section text:style-name="Sect1" text:name="server0.conn0.process63//obj19◦canvas◦onclose">
        <text:p text:style-name="Standard">​​</text:p>
        <text:p text:style-name="Standard">onclose: null</text:p>
      </text:section>
      <text:section text:style-name="Sect1" text:name="server0.conn0.process63//obj19◦canvas◦oncontentvisibilityautostatechange">
        <text:p text:style-name="Standard">​​</text:p>
        <text:p text:style-name="Standard">oncontentvisibilityautostatechange: null</text:p>
      </text:section>
      <text:section text:style-name="Sect1" text:name="server0.conn0.process63//obj19◦canvas◦oncontextlost">
        <text:p text:style-name="Standard">​​</text:p>
        <text:p text:style-name="Standard">oncontextlost: null</text:p>
      </text:section>
      <text:section text:style-name="Sect1" text:name="server0.conn0.process63//obj19◦canvas◦oncontextmenu">
        <text:p text:style-name="Standard">​​</text:p>
        <text:p text:style-name="Standard">oncontextmenu: null</text:p>
      </text:section>
      <text:section text:style-name="Sect1" text:name="server0.conn0.process63//obj19◦canvas◦oncontextrestored">
        <text:p text:style-name="Standard">​​</text:p>
        <text:p text:style-name="Standard">oncontextrestored: null</text:p>
      </text:section>
      <text:section text:style-name="Sect1" text:name="server0.conn0.process63//obj19◦canvas◦oncopy">
        <text:p text:style-name="Standard">​​</text:p>
        <text:p text:style-name="Standard">oncopy: null</text:p>
      </text:section>
      <text:section text:style-name="Sect1" text:name="server0.conn0.process63//obj19◦canvas◦oncuechange">
        <text:p text:style-name="Standard">​​</text:p>
        <text:p text:style-name="Standard">oncuechange: null</text:p>
      </text:section>
      <text:section text:style-name="Sect1" text:name="server0.conn0.process63//obj19◦canvas◦oncut">
        <text:p text:style-name="Standard">​​</text:p>
        <text:p text:style-name="Standard">oncut: null</text:p>
      </text:section>
      <text:section text:style-name="Sect1" text:name="server0.conn0.process63//obj19◦canvas◦ondblclick">
        <text:p text:style-name="Standard">​​</text:p>
        <text:p text:style-name="Standard">ondblclick: null</text:p>
      </text:section>
      <text:section text:style-name="Sect1" text:name="server0.conn0.process63//obj19◦canvas◦ondrag">
        <text:p text:style-name="Standard">​​</text:p>
        <text:p text:style-name="Standard">ondrag: null</text:p>
      </text:section>
      <text:section text:style-name="Sect1" text:name="server0.conn0.process63//obj19◦canvas◦ondragend">
        <text:p text:style-name="Standard">​​</text:p>
        <text:p text:style-name="Standard">ondragend: null</text:p>
      </text:section>
      <text:section text:style-name="Sect1" text:name="server0.conn0.process63//obj19◦canvas◦ondragenter">
        <text:p text:style-name="Standard">​​</text:p>
        <text:p text:style-name="Standard">ondragenter: null</text:p>
      </text:section>
      <text:section text:style-name="Sect1" text:name="server0.conn0.process63//obj19◦canvas◦ondragexit">
        <text:p text:style-name="Standard">​​</text:p>
        <text:p text:style-name="Standard">ondragexit: null</text:p>
      </text:section>
      <text:section text:style-name="Sect1" text:name="server0.conn0.process63//obj19◦canvas◦ondragleave">
        <text:p text:style-name="Standard">​​</text:p>
        <text:p text:style-name="Standard">ondragleave: null</text:p>
      </text:section>
      <text:section text:style-name="Sect1" text:name="server0.conn0.process63//obj19◦canvas◦ondragover">
        <text:p text:style-name="Standard">​​</text:p>
        <text:p text:style-name="Standard">ondragover: null</text:p>
      </text:section>
      <text:section text:style-name="Sect1" text:name="server0.conn0.process63//obj19◦canvas◦ondragstart">
        <text:p text:style-name="Standard">​​</text:p>
        <text:p text:style-name="Standard">ondragstart: null</text:p>
      </text:section>
      <text:section text:style-name="Sect1" text:name="server0.conn0.process63//obj19◦canvas◦ondrop">
        <text:p text:style-name="Standard"><text:soft-page-break/>​​</text:p>
        <text:p text:style-name="Standard">ondrop: null</text:p>
      </text:section>
      <text:section text:style-name="Sect1" text:name="server0.conn0.process63//obj19◦canvas◦ondurationchange">
        <text:p text:style-name="Standard">​​</text:p>
        <text:p text:style-name="Standard">ondurationchange: null</text:p>
      </text:section>
      <text:section text:style-name="Sect1" text:name="server0.conn0.process63//obj19◦canvas◦onemptied">
        <text:p text:style-name="Standard">​​</text:p>
        <text:p text:style-name="Standard">onemptied: null</text:p>
      </text:section>
      <text:section text:style-name="Sect1" text:name="server0.conn0.process63//obj19◦canvas◦onended">
        <text:p text:style-name="Standard">​​</text:p>
        <text:p text:style-name="Standard">onended: null</text:p>
      </text:section>
      <text:section text:style-name="Sect1" text:name="server0.conn0.process63//obj19◦canvas◦onerror">
        <text:p text:style-name="Standard">​​</text:p>
        <text:p text:style-name="Standard">onerror: null</text:p>
      </text:section>
      <text:section text:style-name="Sect1" text:name="server0.conn0.process63//obj19◦canvas◦onfocus">
        <text:p text:style-name="Standard">​​</text:p>
        <text:p text:style-name="Standard">onfocus: null</text:p>
      </text:section>
      <text:section text:style-name="Sect1" text:name="server0.conn0.process63//obj19◦canvas◦onformdata">
        <text:p text:style-name="Standard">​​</text:p>
        <text:p text:style-name="Standard">onformdata: null</text:p>
      </text:section>
      <text:section text:style-name="Sect1" text:name="server0.conn0.process63//obj19◦canvas◦onfullscreenchange">
        <text:p text:style-name="Standard">​​</text:p>
        <text:p text:style-name="Standard">onfullscreenchange: null</text:p>
      </text:section>
      <text:section text:style-name="Sect1" text:name="server0.conn0.process63//obj19◦canvas◦onfullscreenerror">
        <text:p text:style-name="Standard">​​</text:p>
        <text:p text:style-name="Standard">onfullscreenerror: null</text:p>
      </text:section>
      <text:section text:style-name="Sect1" text:name="server0.conn0.process63//obj19◦canvas◦ongotpointercapture">
        <text:p text:style-name="Standard">​​</text:p>
        <text:p text:style-name="Standard">ongotpointercapture: null</text:p>
      </text:section>
      <text:section text:style-name="Sect1" text:name="server0.conn0.process63//obj19◦canvas◦oninput">
        <text:p text:style-name="Standard">​​</text:p>
        <text:p text:style-name="Standard">oninput: null</text:p>
      </text:section>
      <text:section text:style-name="Sect1" text:name="server0.conn0.process63//obj19◦canvas◦oninvalid">
        <text:p text:style-name="Standard">​​</text:p>
        <text:p text:style-name="Standard">oninvalid: null</text:p>
      </text:section>
      <text:section text:style-name="Sect1" text:name="server0.conn0.process63//obj19◦canvas◦onkeydown">
        <text:p text:style-name="Standard">​​</text:p>
        <text:p text:style-name="Standard">onkeydown: null</text:p>
      </text:section>
      <text:section text:style-name="Sect1" text:name="server0.conn0.process63//obj19◦canvas◦onkeypress">
        <text:p text:style-name="Standard">​​</text:p>
        <text:p text:style-name="Standard">onkeypress: null</text:p>
      </text:section>
      <text:section text:style-name="Sect1" text:name="server0.conn0.process63//obj19◦canvas◦onkeyup">
        <text:p text:style-name="Standard">​​</text:p>
        <text:p text:style-name="Standard">onkeyup: null</text:p>
      </text:section>
      <text:section text:style-name="Sect1" text:name="server0.conn0.process63//obj19◦canvas◦onload">
        <text:p text:style-name="Standard">​​</text:p>
        <text:p text:style-name="Standard">onload: null</text:p>
      </text:section>
      <text:section text:style-name="Sect1" text:name="server0.conn0.process63//obj19◦canvas◦onloadeddata">
        <text:p text:style-name="Standard">​​</text:p>
        <text:p text:style-name="Standard">onloadeddata: null</text:p>
      </text:section>
      <text:section text:style-name="Sect1" text:name="server0.conn0.process63//obj19◦canvas◦onloadedmetadata">
        <text:p text:style-name="Standard">​​</text:p>
        <text:p text:style-name="Standard">onloadedmetadata: null</text:p>
      </text:section>
      <text:section text:style-name="Sect1" text:name="server0.conn0.process63//obj19◦canvas◦onloadstart">
        <text:p text:style-name="Standard">​​</text:p>
        <text:p text:style-name="Standard">onloadstart: null</text:p>
      </text:section>
      <text:section text:style-name="Sect1" text:name="server0.conn0.process63//obj19◦canvas◦onlostpointercapture">
        <text:p text:style-name="Standard">​​</text:p>
        <text:p text:style-name="Standard">onlostpointercapture: null</text:p>
      </text:section>
      <text:section text:style-name="Sect1" text:name="server0.conn0.process63//obj19◦canvas◦onmousedown">
        <text:p text:style-name="Standard">​​</text:p>
        <text:p text:style-name="Standard">onmousedown: null</text:p>
      </text:section>
      <text:section text:style-name="Sect1" text:name="server0.conn0.process63//obj19◦canvas◦onmousemove">
        <text:p text:style-name="Standard">​​</text:p>
        <text:p text:style-name="Standard">onmousemove: null</text:p>
      </text:section>
      <text:section text:style-name="Sect1" text:name="server0.conn0.process63//obj19◦canvas◦onmouseout">
        <text:p text:style-name="Standard">​​</text:p>
        <text:p text:style-name="Standard">onmouseout: null</text:p>
      </text:section>
      <text:section text:style-name="Sect1" text:name="server0.conn0.process63//obj19◦canvas◦onmouseover">
        <text:p text:style-name="Standard">​​</text:p>
        <text:p text:style-name="Standard">onmouseover: null</text:p>
      </text:section>
      <text:section text:style-name="Sect1" text:name="server0.conn0.process63//obj19◦canvas◦onmouseup">
        <text:p text:style-name="Standard">​​</text:p>
        <text:p text:style-name="Standard">onmouseup: null</text:p>
      </text:section>
      <text:section text:style-name="Sect1" text:name="server0.conn0.process63//obj19◦canvas◦onpaste">
        <text:p text:style-name="Standard">​​</text:p>
        <text:p text:style-name="Standard">onpaste: null</text:p>
      </text:section>
      <text:section text:style-name="Sect1" text:name="server0.conn0.process63//obj19◦canvas◦onpause">
        <text:p text:style-name="Standard"><text:soft-page-break/>​​</text:p>
        <text:p text:style-name="Standard">onpause: null</text:p>
      </text:section>
      <text:section text:style-name="Sect1" text:name="server0.conn0.process63//obj19◦canvas◦onplay">
        <text:p text:style-name="Standard">​​</text:p>
        <text:p text:style-name="Standard">onplay: null</text:p>
      </text:section>
      <text:section text:style-name="Sect1" text:name="server0.conn0.process63//obj19◦canvas◦onplaying">
        <text:p text:style-name="Standard">​​</text:p>
        <text:p text:style-name="Standard">onplaying: null</text:p>
      </text:section>
      <text:section text:style-name="Sect1" text:name="server0.conn0.process63//obj19◦canvas◦onpointercancel">
        <text:p text:style-name="Standard">​​</text:p>
        <text:p text:style-name="Standard">onpointercancel: null</text:p>
      </text:section>
      <text:section text:style-name="Sect1" text:name="server0.conn0.process63//obj19◦canvas◦onpointerdown">
        <text:p text:style-name="Standard">​​</text:p>
        <text:p text:style-name="Standard">onpointerdown: null</text:p>
      </text:section>
      <text:section text:style-name="Sect1" text:name="server0.conn0.process63//obj19◦canvas◦onpointerenter">
        <text:p text:style-name="Standard">​​</text:p>
        <text:p text:style-name="Standard">onpointerenter: null</text:p>
      </text:section>
      <text:section text:style-name="Sect1" text:name="server0.conn0.process63//obj19◦canvas◦onpointerleave">
        <text:p text:style-name="Standard">​​</text:p>
        <text:p text:style-name="Standard">onpointerleave: null</text:p>
      </text:section>
      <text:section text:style-name="Sect1" text:name="server0.conn0.process63//obj19◦canvas◦onpointermove">
        <text:p text:style-name="Standard">​​</text:p>
        <text:p text:style-name="Standard">onpointermove: null</text:p>
      </text:section>
      <text:section text:style-name="Sect1" text:name="server0.conn0.process63//obj19◦canvas◦onpointerout">
        <text:p text:style-name="Standard">​​</text:p>
        <text:p text:style-name="Standard">onpointerout: null</text:p>
      </text:section>
      <text:section text:style-name="Sect1" text:name="server0.conn0.process63//obj19◦canvas◦onpointerover">
        <text:p text:style-name="Standard">​​</text:p>
        <text:p text:style-name="Standard">onpointerover: null</text:p>
      </text:section>
      <text:section text:style-name="Sect1" text:name="server0.conn0.process63//obj19◦canvas◦onpointerup">
        <text:p text:style-name="Standard">​​</text:p>
        <text:p text:style-name="Standard">onpointerup: null</text:p>
      </text:section>
      <text:section text:style-name="Sect1" text:name="server0.conn0.process63//obj19◦canvas◦onprogress">
        <text:p text:style-name="Standard">​​</text:p>
        <text:p text:style-name="Standard">onprogress: null</text:p>
      </text:section>
      <text:section text:style-name="Sect1" text:name="server0.conn0.process63//obj19◦canvas◦onratechange">
        <text:p text:style-name="Standard">​​</text:p>
        <text:p text:style-name="Standard">onratechange: null</text:p>
      </text:section>
      <text:section text:style-name="Sect1" text:name="server0.conn0.process63//obj19◦canvas◦onreset">
        <text:p text:style-name="Standard">​​</text:p>
        <text:p text:style-name="Standard">onreset: null</text:p>
      </text:section>
      <text:section text:style-name="Sect1" text:name="server0.conn0.process63//obj19◦canvas◦onresize">
        <text:p text:style-name="Standard">​​</text:p>
        <text:p text:style-name="Standard">onresize: null</text:p>
      </text:section>
      <text:section text:style-name="Sect1" text:name="server0.conn0.process63//obj19◦canvas◦onscroll">
        <text:p text:style-name="Standard">​​</text:p>
        <text:p text:style-name="Standard">onscroll: null</text:p>
      </text:section>
      <text:section text:style-name="Sect1" text:name="server0.conn0.process63//obj19◦canvas◦onscrollend">
        <text:p text:style-name="Standard">​​</text:p>
        <text:p text:style-name="Standard">onscrollend: null</text:p>
      </text:section>
      <text:section text:style-name="Sect1" text:name="server0.conn0.process63//obj19◦canvas◦onsecuritypolicyviolation">
        <text:p text:style-name="Standard">​​</text:p>
        <text:p text:style-name="Standard">onsecuritypolicyviolation: null</text:p>
      </text:section>
      <text:section text:style-name="Sect1" text:name="server0.conn0.process63//obj19◦canvas◦onseeked">
        <text:p text:style-name="Standard">​​</text:p>
        <text:p text:style-name="Standard">onseeked: null</text:p>
      </text:section>
      <text:section text:style-name="Sect1" text:name="server0.conn0.process63//obj19◦canvas◦onseeking">
        <text:p text:style-name="Standard">​​</text:p>
        <text:p text:style-name="Standard">onseeking: null</text:p>
      </text:section>
      <text:section text:style-name="Sect1" text:name="server0.conn0.process63//obj19◦canvas◦onselect">
        <text:p text:style-name="Standard">​​</text:p>
        <text:p text:style-name="Standard">onselect: null</text:p>
      </text:section>
      <text:section text:style-name="Sect1" text:name="server0.conn0.process63//obj19◦canvas◦onselectionchange">
        <text:p text:style-name="Standard">​​</text:p>
        <text:p text:style-name="Standard">onselectionchange: null</text:p>
      </text:section>
      <text:section text:style-name="Sect1" text:name="server0.conn0.process63//obj19◦canvas◦onselectstart">
        <text:p text:style-name="Standard">​​</text:p>
        <text:p text:style-name="Standard">onselectstart: null</text:p>
      </text:section>
      <text:section text:style-name="Sect1" text:name="server0.conn0.process63//obj19◦canvas◦onslotchange">
        <text:p text:style-name="Standard">​​</text:p>
        <text:p text:style-name="Standard">onslotchange: null</text:p>
      </text:section>
      <text:section text:style-name="Sect1" text:name="server0.conn0.process63//obj19◦canvas◦onstalled">
        <text:p text:style-name="Standard">​​</text:p>
        <text:p text:style-name="Standard">onstalled: null</text:p>
      </text:section>
      <text:section text:style-name="Sect1" text:name="server0.conn0.process63//obj19◦canvas◦onsubmit">
        <text:p text:style-name="Standard">​​</text:p>
        <text:p text:style-name="Standard">onsubmit: null</text:p>
      </text:section>
      <text:section text:style-name="Sect1" text:name="server0.conn0.process63//obj19◦canvas◦onsuspend">
        <text:p text:style-name="Standard"><text:soft-page-break/>​​</text:p>
        <text:p text:style-name="Standard">onsuspend: null</text:p>
      </text:section>
      <text:section text:style-name="Sect1" text:name="server0.conn0.process63//obj19◦canvas◦ontimeupdate">
        <text:p text:style-name="Standard">​​</text:p>
        <text:p text:style-name="Standard">ontimeupdate: null</text:p>
      </text:section>
      <text:section text:style-name="Sect1" text:name="server0.conn0.process63//obj19◦canvas◦ontoggle">
        <text:p text:style-name="Standard">​​</text:p>
        <text:p text:style-name="Standard">ontoggle: null</text:p>
      </text:section>
      <text:section text:style-name="Sect1" text:name="server0.conn0.process63//obj19◦canvas◦ontransitioncancel">
        <text:p text:style-name="Standard">​​</text:p>
        <text:p text:style-name="Standard">ontransitioncancel: null</text:p>
      </text:section>
      <text:section text:style-name="Sect1" text:name="server0.conn0.process63//obj19◦canvas◦ontransitionend">
        <text:p text:style-name="Standard">​​</text:p>
        <text:p text:style-name="Standard">ontransitionend: null</text:p>
      </text:section>
      <text:section text:style-name="Sect1" text:name="server0.conn0.process63//obj19◦canvas◦ontransitionrun">
        <text:p text:style-name="Standard">​​</text:p>
        <text:p text:style-name="Standard">ontransitionrun: null</text:p>
      </text:section>
      <text:section text:style-name="Sect1" text:name="server0.conn0.process63//obj19◦canvas◦ontransitionstart">
        <text:p text:style-name="Standard">​​</text:p>
        <text:p text:style-name="Standard">ontransitionstart: null</text:p>
      </text:section>
      <text:section text:style-name="Sect1" text:name="server0.conn0.process63//obj19◦canvas◦onvolumechange">
        <text:p text:style-name="Standard">​​</text:p>
        <text:p text:style-name="Standard">onvolumechange: null</text:p>
      </text:section>
      <text:section text:style-name="Sect1" text:name="server0.conn0.process63//obj19◦canvas◦onwaiting">
        <text:p text:style-name="Standard">​​</text:p>
        <text:p text:style-name="Standard">onwaiting: null</text:p>
      </text:section>
      <text:section text:style-name="Sect1" text:name="server0.conn0.process63//obj19◦canvas◦onwebkitanimationend">
        <text:p text:style-name="Standard">​​</text:p>
        <text:p text:style-name="Standard">onwebkitanimationend: null</text:p>
      </text:section>
      <text:section text:style-name="Sect1" text:name="server0.conn0.process63//obj19◦canvas◦onwebkitanimationiteration">
        <text:p text:style-name="Standard">​​</text:p>
        <text:p text:style-name="Standard">onwebkitanimationiteration: null</text:p>
      </text:section>
      <text:section text:style-name="Sect1" text:name="server0.conn0.process63//obj19◦canvas◦onwebkitanimationstart">
        <text:p text:style-name="Standard">​​</text:p>
        <text:p text:style-name="Standard">onwebkitanimationstart: null</text:p>
      </text:section>
      <text:section text:style-name="Sect1" text:name="server0.conn0.process63//obj19◦canvas◦onwebkittransitionend">
        <text:p text:style-name="Standard">​​</text:p>
        <text:p text:style-name="Standard">onwebkittransitionend: null</text:p>
      </text:section>
      <text:section text:style-name="Sect1" text:name="server0.conn0.process63//obj19◦canvas◦onwheel">
        <text:p text:style-name="Standard">​​</text:p>
        <text:p text:style-name="Standard">onwheel: null</text:p>
      </text:section>
      <text:section text:style-name="Sect1" text:name="server0.conn0.process63//obj19◦canvas◦outerHTML">
        <text:p text:style-name="Standard">​​</text:p>
        <text:p text:style-name="Standard">outerHTML: '&lt;canvas id="canvas"&gt;&lt;/canvas&gt;'</text:p>
      </text:section>
      <text:section text:style-name="Sect1" text:name="server0.conn0.process63//obj19◦canvas◦outerText">
        <text:p text:style-name="Standard">​​</text:p>
        <text:p text:style-name="Standard">outerText: ""</text:p>
      </text:section>
      <text:section text:style-name="Sect1" text:name="server0.conn0.process63//obj19◦canvas◦ownerDocument">
        <text:p text:style-name="Standard">​​</text:p>
      </text:section>
      <text:section text:style-name="Sect1" text:name="Section7">
        <text:p text:style-name="Standard"><text:bookmark text:name="server0.conn0.process63//obj19◦canvas◦ownerDocument"/>ownerDocument: HTMLDocument http://127.0.0.1:5500/index.html</text:p>
      </text:section>
      <text:section text:style-name="Sect1" text:name="server0.conn0.process63//obj19◦canvas◦parentElement">
        <text:p text:style-name="Standard">​​</text:p>
      </text:section>
      <text:p text:style-name="Standard">parentElement: &lt;body&gt;​​</text:p>
      <text:p text:style-name="Standard">parentNode: &lt;body&gt;​​</text:p>
      <text:section text:style-name="Sect1" text:name="server0.conn0.process63//obj19◦canvas◦part">
        <text:p text:style-name="Standard">part: DOMTokenList []</text:p>
      </text:section>
      <text:section text:style-name="Sect1" text:name="server0.conn0.process63//obj19◦canvas◦popover">
        <text:p text:style-name="Standard">​​</text:p>
        <text:p text:style-name="Standard">popover: null</text:p>
      </text:section>
      <text:section text:style-name="Sect1" text:name="server0.conn0.process63//obj19◦canvas◦prefix">
        <text:p text:style-name="Standard">​​</text:p>
        <text:p text:style-name="Standard">prefix: null</text:p>
      </text:section>
      <text:section text:style-name="Sect1" text:name="server0.conn0.process63//obj19◦canvas◦previousElementSibling">
        <text:p text:style-name="Standard">​​</text:p>
        <text:p text:style-name="Standard">previousElementSibling: null</text:p>
      </text:section>
      <text:section text:style-name="Sect1" text:name="server0.conn0.process63//obj19◦canvas◦previousSibling">
        <text:p text:style-name="Standard">​​</text:p>
      </text:section>
      <text:p text:style-name="Standard">previousSibling: #text "\n "</text:p>
      <text:section text:style-name="Sect1" text:name="server0.conn0.process63//obj19◦canvas◦role">
        <text:p text:style-name="Standard">​​</text:p>
        <text:p text:style-name="Standard">role: null</text:p>
      </text:section>
      <text:section text:style-name="Sect1" text:name="server0.conn0.process63//obj19◦canvas◦scrollHeight">
        <text:p text:style-name="Standard">​​</text:p>
        <text:p text:style-name="Standard">scrollHeight: 150</text:p>
      </text:section>
      <text:section text:style-name="Sect1" text:name="server0.conn0.process63//obj19◦canvas◦scrollLeft">
        <text:p text:style-name="Standard">​​</text:p>
        <text:p text:style-name="Standard">scrollLeft: 0</text:p>
      </text:section>
      <text:section text:style-name="Sect1" text:name="server0.conn0.process63//obj19◦canvas◦scrollLeftMax">
        <text:p text:style-name="Standard"><text:soft-page-break/>​​</text:p>
        <text:p text:style-name="Standard">scrollLeftMax: 0</text:p>
      </text:section>
      <text:section text:style-name="Sect1" text:name="server0.conn0.process63//obj19◦canvas◦scrollTop">
        <text:p text:style-name="Standard">​​</text:p>
        <text:p text:style-name="Standard">scrollTop: 0</text:p>
      </text:section>
      <text:section text:style-name="Sect1" text:name="server0.conn0.process63//obj19◦canvas◦scrollTopMax">
        <text:p text:style-name="Standard">​​</text:p>
        <text:p text:style-name="Standard">scrollTopMax: 0</text:p>
      </text:section>
      <text:section text:style-name="Sect1" text:name="server0.conn0.process63//obj19◦canvas◦scrollWidth">
        <text:p text:style-name="Standard">​​</text:p>
        <text:p text:style-name="Standard">scrollWidth: 300</text:p>
      </text:section>
      <text:section text:style-name="Sect1" text:name="server0.conn0.process63//obj19◦canvas◦shadowRoot">
        <text:p text:style-name="Standard">​​</text:p>
        <text:p text:style-name="Standard">shadowRoot: null</text:p>
      </text:section>
      <text:section text:style-name="Sect1" text:name="server0.conn0.process63//obj19◦canvas◦slot">
        <text:p text:style-name="Standard">​​</text:p>
        <text:p text:style-name="Standard">slot: ""</text:p>
      </text:section>
      <text:section text:style-name="Sect1" text:name="server0.conn0.process63//obj19◦canvas◦spellcheck">
        <text:p text:style-name="Standard">​​</text:p>
        <text:p text:style-name="Standard">spellcheck: false</text:p>
      </text:section>
      <text:section text:style-name="Sect1" text:name="server0.conn0.process63//obj19◦canvas◦style">
        <text:p text:style-name="Standard">​​</text:p>
      </text:section>
      <text:section text:style-name="Sect1" text:name="Section8">
        <text:p text:style-name="Standard"><text:bookmark text:name="server0.conn0.process63//obj19◦canvas◦style"/>style: CSS2Properties(0)</text:p>
      </text:section>
      <text:section text:style-name="Sect1" text:name="server0.conn0.process63//obj19◦canvas◦tabIndex">
        <text:p text:style-name="Standard">​​</text:p>
        <text:p text:style-name="Standard">tabIndex: -1</text:p>
      </text:section>
      <text:section text:style-name="Sect1" text:name="server0.conn0.process63//obj19◦canvas◦tagName">
        <text:p text:style-name="Standard">​​</text:p>
        <text:p text:style-name="Standard">tagName: "CANVAS"</text:p>
      </text:section>
      <text:section text:style-name="Sect1" text:name="server0.conn0.process63//obj19◦canvas◦textContent">
        <text:p text:style-name="Standard">​​</text:p>
        <text:p text:style-name="Standard">textContent: ""</text:p>
      </text:section>
      <text:section text:style-name="Sect1" text:name="server0.conn0.process63//obj19◦canvas◦title">
        <text:p text:style-name="Standard">​​</text:p>
        <text:p text:style-name="Standard">title: ""</text:p>
      </text:section>
      <text:section text:style-name="Sect1" text:name="server0.conn0.process63//obj19◦canvas◦translate">
        <text:p text:style-name="Standard">​​</text:p>
        <text:p text:style-name="Standard">translate: true</text:p>
      </text:section>
      <text:section text:style-name="Sect1" text:name="server0.conn0.process63//obj19◦canvas◦width">
        <text:p text:style-name="Standard">​​</text:p>
        <text:p text:style-name="Standard">width: 300</text:p>
      </text:section>
      <text:section text:style-name="Sect1" text:name="server0.conn0.process63//obj19◦canvas◦&lt;prototype&gt;">
        <text:p text:style-name="Standard">​​</text:p>
      </text:section>
      <text:section text:style-name="Sect1" text:name="Section9">
        <text:p text:style-name="P1"><text:bookmark text:name="server0.conn0.process63//obj19◦canvas◦&lt;prototype&gt;"/>&lt;prototype&gt;: HTMLCanvasElementPrototype { getContext: getContext(), toDataURL: toDataURL(), toBlob: toBlob(), … }</text:p>
      </text:section>
      <text:section text:style-name="Sect1" text:name="server0.conn0.process63//obj19◦canvas◦&lt;prototype&gt;◦captureStream">
        <text:p text:style-name="Standard">​​​</text:p>
      </text:section>
      <text:section text:style-name="Sect1" text:name="Section10">
        <text:p text:style-name="P1"><text:bookmark text:name="server0.conn0.process63//obj19◦canvas◦&lt;prototype&gt;◦captureStream"/>captureStream: function captureStream()</text:p>
      </text:section>
      <text:section text:style-name="Sect1" text:name="server0.conn0.process63//obj19◦canvas◦&lt;prototype&gt;◦constructor">
        <text:p text:style-name="Standard">​​​</text:p>
      </text:section>
      <text:section text:style-name="Sect1" text:name="Section11">
        <text:p text:style-name="P1"><text:bookmark text:name="server0.conn0.process63//obj19◦canvas◦&lt;prototype&gt;◦constructor"/>constructor: function HTMLCanvasElement()</text:p>
      </text:section>
      <text:section text:style-name="Sect1" text:name="server0.conn0.process63//obj19◦canvas◦&lt;prototype&gt;◦getContext">
        <text:p text:style-name="Standard">​​​</text:p>
      </text:section>
      <text:section text:style-name="Sect1" text:name="Section12">
        <text:p text:style-name="P1"><text:bookmark text:name="server0.conn0.process63//obj19◦canvas◦&lt;prototype&gt;◦getContext"/>getContext: function getContext()</text:p>
      </text:section>
      <text:section text:style-name="Sect1" text:name="server0.conn0.process63//obj19◦canvas◦&lt;prototype&gt;◦height">
        <text:p text:style-name="Standard">​​​</text:p>
        <text:p text:style-name="Standard">height: </text:p>
      </text:section>
      <text:p text:style-name="Standard">​​​</text:p>
      <text:p text:style-name="Standard">mozOpaque: </text:p>
      <text:p text:style-name="Standard">​​​</text:p>
      <text:p text:style-name="Standard">mozPrintCallback: </text:p>
      <text:p text:style-name="Standard">​​​</text:p>
      <text:section text:style-name="Sect1" text:name="server0.conn0.process63//obj19◦canvas◦&lt;prototype&gt;◦toBlob">
        <text:p text:style-name="P1">toBlob: function toBlob()</text:p>
      </text:section>
      <text:section text:style-name="Sect1" text:name="server0.conn0.process63//obj19◦canvas◦&lt;prototype&gt;◦toDataURL">
        <text:p text:style-name="Standard">​​​</text:p>
      </text:section>
      <text:section text:style-name="Sect1" text:name="Section13">
        <text:p text:style-name="P1"><text:bookmark text:name="server0.conn0.process63//obj19◦canvas◦&lt;prototype&gt;◦toDataURL"/>toDataURL: function toDataURL()</text:p>
      </text:section>
      <text:section text:style-name="Sect1" text:name="server0.conn0.process63//obj19◦canvas◦&lt;prototype&gt;◦transferControlToOffscreen">
        <text:p text:style-name="Standard">​​​</text:p>
      </text:section>
      <text:section text:style-name="Sect1" text:name="Section14">
        <text:p text:style-name="P1"><text:bookmark text:name="server0.conn0.process63//obj19◦canvas◦&lt;prototype&gt;◦transferControlToOffscreen"/>transferControlToOffscreen: function transferControlToOffscreen()</text:p>
      </text:section>
      <text:section text:style-name="Sect1" text:name="server0.conn0.process63//obj19◦canvas◦&lt;prototype&gt;◦width">
        <text:p text:style-name="Standard">​​​</text:p>
        <text:p text:style-name="Standard">width: </text:p>
      </text:section>
      <text:section text:style-name="Sect1" text:name="server0.conn0.process63//obj19◦canvas◦&lt;prototype&gt;◦symbol-0">
        <text:p text:style-name="Standard">​​​</text:p>
        <text:p text:style-name="Standard"><text:soft-page-break/>Symbol(Symbol.toStringTag): "HTMLCanvasElement"</text:p>
      </text:section>
      <text:section text:style-name="Sect1" text:name="server0.conn0.process63//obj19◦canvas◦&lt;prototype&gt;◦&lt;get height()&gt;">
        <text:p text:style-name="Standard">​​​</text:p>
      </text:section>
      <text:section text:style-name="Sect1" text:name="Section15">
        <text:p text:style-name="P1"><text:bookmark text:name="server0.conn0.process63//obj19◦canvas◦&lt;prototype&gt;◦&lt;get height()&gt;"/>&lt;get height()&gt;: function height()</text:p>
      </text:section>
      <text:section text:style-name="Sect1" text:name="server0.conn0.process63//obj19◦canvas◦&lt;prototype&gt;◦&lt;set height()&gt;">
        <text:p text:style-name="Standard">​​​</text:p>
      </text:section>
      <text:section text:style-name="Sect1" text:name="Section16">
        <text:p text:style-name="P1"><text:bookmark text:name="server0.conn0.process63//obj19◦canvas◦&lt;prototype&gt;◦&lt;set height()&gt;"/>&lt;set height()&gt;: function height()</text:p>
      </text:section>
      <text:section text:style-name="Sect1" text:name="server0.conn0.process63//obj19◦canvas◦&lt;prototype&gt;◦&lt;get mozOpaque()&gt;">
        <text:p text:style-name="Standard">​​​</text:p>
      </text:section>
      <text:section text:style-name="Sect1" text:name="Section17">
        <text:p text:style-name="P1"><text:bookmark text:name="server0.conn0.process63//obj19◦canvas◦&lt;prototype&gt;◦&lt;get mozOpaque()&gt;"/>&lt;get mozOpaque()&gt;: function mozOpaque()</text:p>
      </text:section>
      <text:section text:style-name="Sect1" text:name="server0.conn0.process63//obj19◦canvas◦&lt;prototype&gt;◦&lt;set mozOpaque()&gt;">
        <text:p text:style-name="Standard">​​​</text:p>
      </text:section>
      <text:section text:style-name="Sect1" text:name="Section18">
        <text:p text:style-name="P1"><text:bookmark text:name="server0.conn0.process63//obj19◦canvas◦&lt;prototype&gt;◦&lt;set mozOpaque()&gt;"/>&lt;set mozOpaque()&gt;: function mozOpaque()</text:p>
      </text:section>
      <text:section text:style-name="Sect1" text:name="server0.conn0.process63//obj19◦canvas◦&lt;prototype&gt;◦&lt;get mozPrintCallback()&gt;">
        <text:p text:style-name="Standard">​​​</text:p>
      </text:section>
      <text:section text:style-name="Sect1" text:name="Section19">
        <text:p text:style-name="P1"><text:bookmark text:name="server0.conn0.process63//obj19◦canvas◦&lt;prototype&gt;◦&lt;get mozPrintCallback()&gt;"/>&lt;get mozPrintCallback()&gt;: function mozPrintCallback()</text:p>
      </text:section>
      <text:section text:style-name="Sect1" text:name="server0.conn0.process63//obj19◦canvas◦&lt;prototype&gt;◦&lt;set mozPrintCallback()&gt;">
        <text:p text:style-name="Standard">​​​</text:p>
      </text:section>
      <text:section text:style-name="Sect1" text:name="Section20">
        <text:p text:style-name="P1"><text:bookmark text:name="server0.conn0.process63//obj19◦canvas◦&lt;prototype&gt;◦&lt;set mozPrintCallback()&gt;"/>&lt;set mozPrintCallback()&gt;: function mozPrintCallback()</text:p>
      </text:section>
      <text:section text:style-name="Sect1" text:name="server0.conn0.process63//obj19◦canvas◦&lt;prototype&gt;◦&lt;get width()&gt;">
        <text:p text:style-name="Standard">​​​</text:p>
      </text:section>
      <text:section text:style-name="Sect1" text:name="Section21">
        <text:p text:style-name="P1"><text:bookmark text:name="server0.conn0.process63//obj19◦canvas◦&lt;prototype&gt;◦&lt;get width()&gt;"/>&lt;get width()&gt;: function width()</text:p>
      </text:section>
      <text:section text:style-name="Sect1" text:name="server0.conn0.process63//obj19◦canvas◦&lt;prototype&gt;◦&lt;set width()&gt;">
        <text:p text:style-name="Standard">​​​</text:p>
      </text:section>
      <text:section text:style-name="Sect1" text:name="Section22">
        <text:p text:style-name="P1"><text:bookmark text:name="server0.conn0.process63//obj19◦canvas◦&lt;prototype&gt;◦&lt;set width()&gt;"/>&lt;set width()&gt;: function width()</text:p>
      </text:section>
      <text:section text:style-name="Sect1" text:name="server0.conn0.process63//obj19◦canvas◦&lt;prototype&gt;◦&lt;prototype&gt;">
        <text:p text:style-name="Standard">​​​</text:p>
      </text:section>
      <text:section text:style-name="Sect1" text:name="Section23">
        <text:p text:style-name="P1"><text:bookmark text:name="server0.conn0.process63//obj19◦canvas◦&lt;prototype&gt;◦&lt;prototype&gt;"/>&lt;prototype&gt;: HTMLElementPrototype { click: click(), attachInternals: attachInternals(), showPopover: showPopover(), … }</text:p>
      </text:section>
      <text:section text:style-name="Sect1" text:name="server0.conn0.process63//obj19◦direction">
        <text:p text:style-name="Standard">​</text:p>
        <text:p text:style-name="Standard">direction: "inherit"</text:p>
      </text:section>
      <text:section text:style-name="Sect1" text:name="server0.conn0.process63//obj19◦fillStyle">
        <text:p text:style-name="Standard">​</text:p>
        <text:p text:style-name="Standard">fillStyle: "#000000"</text:p>
      </text:section>
      <text:section text:style-name="Sect1" text:name="server0.conn0.process63//obj19◦filter">
        <text:p text:style-name="Standard">​</text:p>
        <text:p text:style-name="Standard">filter: "none"</text:p>
      </text:section>
      <text:section text:style-name="Sect1" text:name="server0.conn0.process63//obj19◦font">
        <text:p text:style-name="Standard">​</text:p>
        <text:p text:style-name="Standard">font: "10px sans-serif"</text:p>
      </text:section>
      <text:section text:style-name="Sect1" text:name="server0.conn0.process63//obj19◦fontKerning">
        <text:p text:style-name="Standard">​</text:p>
        <text:p text:style-name="Standard">fontKerning: "auto"</text:p>
      </text:section>
      <text:section text:style-name="Sect1" text:name="server0.conn0.process63//obj19◦fontStretch">
        <text:p text:style-name="Standard">​</text:p>
        <text:p text:style-name="Standard">fontStretch: "normal"</text:p>
      </text:section>
      <text:section text:style-name="Sect1" text:name="server0.conn0.process63//obj19◦fontVariantCaps">
        <text:p text:style-name="Standard">​</text:p>
        <text:p text:style-name="Standard">fontVariantCaps: "normal"</text:p>
      </text:section>
      <text:section text:style-name="Sect1" text:name="server0.conn0.process63//obj19◦globalAlpha">
        <text:p text:style-name="Standard">​</text:p>
        <text:p text:style-name="Standard">globalAlpha: 1</text:p>
      </text:section>
      <text:section text:style-name="Sect1" text:name="server0.conn0.process63//obj19◦globalCompositeOperation">
        <text:p text:style-name="Standard">​</text:p>
        <text:p text:style-name="Standard">globalCompositeOperation: "source-over"</text:p>
      </text:section>
      <text:section text:style-name="Sect1" text:name="server0.conn0.process63//obj19◦imageSmoothingEnabled">
        <text:p text:style-name="Standard">​</text:p>
        <text:p text:style-name="Standard">imageSmoothingEnabled: true</text:p>
      </text:section>
      <text:section text:style-name="Sect1" text:name="server0.conn0.process63//obj19◦letterSpacing">
        <text:p text:style-name="Standard">​</text:p>
        <text:p text:style-name="Standard">letterSpacing: "0px"</text:p>
      </text:section>
      <text:section text:style-name="Sect1" text:name="server0.conn0.process63//obj19◦lineCap">
        <text:p text:style-name="Standard">​</text:p>
        <text:p text:style-name="Standard">lineCap: "butt"</text:p>
      </text:section>
      <text:section text:style-name="Sect1" text:name="server0.conn0.process63//obj19◦lineDashOffset">
        <text:p text:style-name="Standard">​</text:p>
        <text:p text:style-name="Standard">lineDashOffset: 0</text:p>
      </text:section>
      <text:section text:style-name="Sect1" text:name="server0.conn0.process63//obj19◦lineJoin">
        <text:p text:style-name="Standard">​</text:p>
        <text:p text:style-name="Standard">lineJoin: "miter"</text:p>
      </text:section>
      <text:section text:style-name="Sect1" text:name="server0.conn0.process63//obj19◦lineWidth">
        <text:p text:style-name="Standard">​</text:p>
        <text:p text:style-name="Standard">lineWidth: 1</text:p>
      </text:section>
      <text:section text:style-name="Sect1" text:name="server0.conn0.process63//obj19◦miterLimit">
        <text:p text:style-name="Standard">​</text:p>
        <text:p text:style-name="Standard">miterLimit: 10</text:p>
      </text:section>
      <text:section text:style-name="Sect1" text:name="server0.conn0.process63//obj19◦shadowBlur">
        <text:p text:style-name="Standard"><text:soft-page-break/>​</text:p>
        <text:p text:style-name="Standard">shadowBlur: 0</text:p>
      </text:section>
      <text:section text:style-name="Sect1" text:name="server0.conn0.process63//obj19◦shadowColor">
        <text:p text:style-name="Standard">​</text:p>
        <text:p text:style-name="Standard">shadowColor: "rgba(0, 0, 0, 0)"</text:p>
      </text:section>
      <text:section text:style-name="Sect1" text:name="server0.conn0.process63//obj19◦shadowOffsetX">
        <text:p text:style-name="Standard">​</text:p>
        <text:p text:style-name="Standard">shadowOffsetX: 0</text:p>
      </text:section>
      <text:section text:style-name="Sect1" text:name="server0.conn0.process63//obj19◦shadowOffsetY">
        <text:p text:style-name="Standard">​</text:p>
        <text:p text:style-name="Standard">shadowOffsetY: 0</text:p>
      </text:section>
      <text:section text:style-name="Sect1" text:name="server0.conn0.process63//obj19◦strokeStyle">
        <text:p text:style-name="Standard">​</text:p>
        <text:p text:style-name="Standard">strokeStyle: "#000000"</text:p>
      </text:section>
      <text:section text:style-name="Sect1" text:name="server0.conn0.process63//obj19◦textAlign">
        <text:p text:style-name="Standard">​</text:p>
        <text:p text:style-name="Standard">textAlign: "start"</text:p>
      </text:section>
      <text:section text:style-name="Sect1" text:name="server0.conn0.process63//obj19◦textBaseline">
        <text:p text:style-name="Standard">​</text:p>
        <text:p text:style-name="Standard">textBaseline: "alphabetic"</text:p>
      </text:section>
      <text:section text:style-name="Sect1" text:name="server0.conn0.process63//obj19◦textRendering">
        <text:p text:style-name="Standard">​</text:p>
        <text:p text:style-name="Standard">textRendering: "auto"</text:p>
      </text:section>
      <text:section text:style-name="Sect1" text:name="server0.conn0.process63//obj19◦wordSpacing">
        <text:p text:style-name="Standard">​</text:p>
        <text:p text:style-name="Standard">wordSpacing: "0px"</text:p>
      </text:section>
      <text:section text:style-name="Sect1" text:name="server0.conn0.process63//obj19◦&lt;prototype&gt;">
        <text:p text:style-name="Standard">​</text:p>
      </text:section>
      <text:section text:style-name="Sect1" text:name="Section24">
        <text:p text:style-name="P1"><text:bookmark text:name="server0.conn0.process63//obj19◦&lt;prototype&gt;"/>&lt;prototype&gt;: CanvasRenderingContext2DPrototype { getContextAttributes: getContextAttributes(), drawImage: drawImage(), beginPath: beginPath(), … }</text:p>
      </text:section>
      <text:section text:style-name="Sect1" text:name="server0.conn0.process63//obj19◦&lt;prototype&gt;◦arc">
        <text:p text:style-name="Standard">​​</text:p>
      </text:section>
      <text:section text:style-name="Sect1" text:name="Section25">
        <text:p text:style-name="P1"><text:bookmark text:name="server0.conn0.process63//obj19◦&lt;prototype&gt;◦arc"/>arc: function arc()</text:p>
      </text:section>
      <text:section text:style-name="Sect1" text:name="server0.conn0.process63//obj19◦&lt;prototype&gt;◦arc◦length">
        <text:p text:style-name="Standard">​​​</text:p>
        <text:p text:style-name="Standard">length: 5</text:p>
      </text:section>
      <text:section text:style-name="Sect1" text:name="server0.conn0.process63//obj19◦&lt;prototype&gt;◦arc◦name">
        <text:p text:style-name="Standard">​​​</text:p>
        <text:p text:style-name="Standard">name: "arc"</text:p>
      </text:section>
      <text:section text:style-name="Sect1" text:name="server0.conn0.process63//obj19◦&lt;prototype&gt;◦arc◦&lt;prototype&gt;">
        <text:p text:style-name="Standard">​​​</text:p>
      </text:section>
      <text:section text:style-name="Sect1" text:name="Section26">
        <text:p text:style-name="P1"><text:bookmark text:name="server0.conn0.process63//obj19◦&lt;prototype&gt;◦arc◦&lt;prototype&gt;"/>&lt;prototype&gt;: function ()</text:p>
      </text:section>
      <text:section text:style-name="Sect1" text:name="server0.conn0.process63//obj19◦&lt;prototype&gt;◦arc◦&lt;prototype&gt;◦apply">
        <text:p text:style-name="Standard">​​​​</text:p>
      </text:section>
      <text:section text:style-name="Sect1" text:name="Section27">
        <text:p text:style-name="P1"><text:bookmark text:name="server0.conn0.process63//obj19◦&lt;prototype&gt;◦arc◦&lt;prototype&gt;◦apply"/>apply: function apply()</text:p>
      </text:section>
      <text:section text:style-name="Sect1" text:name="server0.conn0.process63//obj19◦&lt;prototype&gt;◦arc◦&lt;prototype&gt;◦arguments">
        <text:p text:style-name="Standard">​​​​</text:p>
        <text:p text:style-name="Standard">arguments: </text:p>
      </text:section>
      <text:p text:style-name="Standard">​​​​</text:p>
      <text:section text:style-name="Sect1" text:name="server0.conn0.process63//obj19◦&lt;prototype&gt;◦arc◦&lt;prototype&gt;◦bind">
        <text:p text:style-name="P1">bind: function bind()</text:p>
      </text:section>
      <text:section text:style-name="Sect1" text:name="server0.conn0.process63//obj19◦&lt;prototype&gt;◦arc◦&lt;prototype&gt;◦call">
        <text:p text:style-name="Standard">​​​​</text:p>
      </text:section>
      <text:section text:style-name="Sect1" text:name="Section28">
        <text:p text:style-name="P1"><text:bookmark text:name="server0.conn0.process63//obj19◦&lt;prototype&gt;◦arc◦&lt;prototype&gt;◦call"/>call: function call()</text:p>
      </text:section>
      <text:section text:style-name="Sect1" text:name="server0.conn0.process63//obj19◦&lt;prototype&gt;◦arc◦&lt;prototype&gt;◦caller">
        <text:p text:style-name="Standard">​​​​</text:p>
        <text:p text:style-name="Standard">caller: </text:p>
      </text:section>
      <text:p text:style-name="Standard">​​​​</text:p>
      <text:section text:style-name="Sect1" text:name="server0.conn0.process63//obj19◦&lt;prototype&gt;◦arc◦&lt;prototype&gt;◦constructor">
        <text:p text:style-name="P1">constructor: function Function()</text:p>
      </text:section>
      <text:section text:style-name="Sect1" text:name="server0.conn0.process63//obj19◦&lt;prototype&gt;◦arc◦&lt;prototype&gt;◦length">
        <text:p text:style-name="Standard">​​​​</text:p>
        <text:p text:style-name="Standard">length: 0</text:p>
      </text:section>
      <text:section text:style-name="Sect1" text:name="server0.conn0.process63//obj19◦&lt;prototype&gt;◦arc◦&lt;prototype&gt;◦name">
        <text:p text:style-name="Standard">​​​​</text:p>
        <text:p text:style-name="Standard">name: ""</text:p>
      </text:section>
      <text:section text:style-name="Sect1" text:name="server0.conn0.process63//obj19◦&lt;prototype&gt;◦arc◦&lt;prototype&gt;◦toString">
        <text:p text:style-name="Standard">​​​​</text:p>
      </text:section>
      <text:section text:style-name="Sect1" text:name="Section29">
        <text:p text:style-name="P1"><text:bookmark text:name="server0.conn0.process63//obj19◦&lt;prototype&gt;◦arc◦&lt;prototype&gt;◦toString"/>toString: function toString()</text:p>
      </text:section>
      <text:section text:style-name="Sect1" text:name="server0.conn0.process63//obj19◦&lt;prototype&gt;◦arc◦&lt;prototype&gt;◦symbol-0">
        <text:p text:style-name="Standard">​​​​</text:p>
      </text:section>
      <text:section text:style-name="Sect1" text:name="Section30">
        <text:p text:style-name="P1"><text:bookmark text:name="server0.conn0.process63//obj19◦&lt;prototype&gt;◦arc◦&lt;prototype&gt;◦symbol-0"/>Symbol(Symbol.hasInstance): function Symbol.hasInstance()</text:p>
      </text:section>
      <text:section text:style-name="Sect1" text:name="server0.conn0.process63//obj19◦&lt;prototype&gt;◦arc◦&lt;prototype&gt;◦&lt;get arguments()&gt;">
        <text:p text:style-name="Standard">​​​​</text:p>
      </text:section>
      <text:section text:style-name="Sect1" text:name="Section31">
        <text:p text:style-name="P1"><text:bookmark text:name="server0.conn0.process63//obj19◦&lt;prototype&gt;◦arc◦&lt;prototype&gt;◦&lt;get arguments()&gt;"/>&lt;get arguments()&gt;: function arguments()</text:p>
      </text:section>
      <text:section text:style-name="Sect1" text:name="server0.conn0.process63//obj19◦&lt;prototype&gt;◦arc◦&lt;prototype&gt;◦&lt;set arguments()&gt;">
        <text:p text:style-name="Standard">​​​​</text:p>
      </text:section>
      <text:section text:style-name="Sect1" text:name="Section32">
        <text:p text:style-name="P1"><text:bookmark text:name="server0.conn0.process63//obj19◦&lt;prototype&gt;◦arc◦&lt;prototype&gt;◦&lt;set arguments()&gt;"/><text:soft-page-break/>&lt;set arguments()&gt;: function arguments()</text:p>
      </text:section>
      <text:section text:style-name="Sect1" text:name="server0.conn0.process63//obj19◦&lt;prototype&gt;◦arc◦&lt;prototype&gt;◦&lt;get caller()&gt;">
        <text:p text:style-name="Standard">​​​​</text:p>
      </text:section>
      <text:section text:style-name="Sect1" text:name="Section33">
        <text:p text:style-name="P1"><text:bookmark text:name="server0.conn0.process63//obj19◦&lt;prototype&gt;◦arc◦&lt;prototype&gt;◦&lt;get caller()&gt;"/>&lt;get caller()&gt;: function caller()</text:p>
      </text:section>
      <text:section text:style-name="Sect1" text:name="server0.conn0.process63//obj19◦&lt;prototype&gt;◦arc◦&lt;prototype&gt;◦&lt;set caller()&gt;">
        <text:p text:style-name="Standard">​​​​</text:p>
      </text:section>
      <text:section text:style-name="Sect1" text:name="Section34">
        <text:p text:style-name="P1"><text:bookmark text:name="server0.conn0.process63//obj19◦&lt;prototype&gt;◦arc◦&lt;prototype&gt;◦&lt;set caller()&gt;"/>&lt;set caller()&gt;: function caller()</text:p>
      </text:section>
      <text:section text:style-name="Sect1" text:name="server0.conn0.process63//obj19◦&lt;prototype&gt;◦arc◦&lt;prototype&gt;◦&lt;prototype&gt;">
        <text:p text:style-name="Standard">​​​​</text:p>
      </text:section>
      <text:section text:style-name="Sect1" text:name="Section35">
        <text:p text:style-name="Standard"><text:bookmark text:name="server0.conn0.process63//obj19◦&lt;prototype&gt;◦arc◦&lt;prototype&gt;◦&lt;prototype&gt;"/>&lt;prototype&gt;: Object { … }</text:p>
      </text:section>
      <text:section text:style-name="Sect1" text:name="server0.conn0.process63//obj19◦&lt;prototype&gt;◦arcTo">
        <text:p text:style-name="Standard">​​</text:p>
      </text:section>
      <text:section text:style-name="Sect1" text:name="Section36">
        <text:p text:style-name="P1"><text:bookmark text:name="server0.conn0.process63//obj19◦&lt;prototype&gt;◦arcTo"/>arcTo: function arcTo()</text:p>
      </text:section>
      <text:section text:style-name="Sect1" text:name="server0.conn0.process63//obj19◦&lt;prototype&gt;◦beginPath">
        <text:p text:style-name="Standard">​​</text:p>
      </text:section>
      <text:section text:style-name="Sect1" text:name="Section37">
        <text:p text:style-name="P1"><text:bookmark text:name="server0.conn0.process63//obj19◦&lt;prototype&gt;◦beginPath"/>beginPath: function beginPath()</text:p>
      </text:section>
      <text:section text:style-name="Sect1" text:name="server0.conn0.process63//obj19◦&lt;prototype&gt;◦bezierCurveTo">
        <text:p text:style-name="Standard">​​</text:p>
      </text:section>
      <text:section text:style-name="Sect1" text:name="Section38">
        <text:p text:style-name="P1"><text:bookmark text:name="server0.conn0.process63//obj19◦&lt;prototype&gt;◦bezierCurveTo"/>bezierCurveTo: function bezierCurveTo()</text:p>
      </text:section>
      <text:section text:style-name="Sect1" text:name="server0.conn0.process63//obj19◦&lt;prototype&gt;◦canvas">
        <text:p text:style-name="Standard">​​</text:p>
        <text:p text:style-name="Standard">canvas: </text:p>
      </text:section>
      <text:p text:style-name="Standard">​​</text:p>
      <text:section text:style-name="Sect1" text:name="server0.conn0.process63//obj19◦&lt;prototype&gt;◦clearRect">
        <text:p text:style-name="P1">clearRect: function clearRect()</text:p>
      </text:section>
      <text:section text:style-name="Sect1" text:name="server0.conn0.process63//obj19◦&lt;prototype&gt;◦clip">
        <text:p text:style-name="Standard">​​</text:p>
      </text:section>
      <text:section text:style-name="Sect1" text:name="Section39">
        <text:p text:style-name="P1"><text:bookmark text:name="server0.conn0.process63//obj19◦&lt;prototype&gt;◦clip"/>clip: function clip()</text:p>
      </text:section>
      <text:section text:style-name="Sect1" text:name="server0.conn0.process63//obj19◦&lt;prototype&gt;◦closePath">
        <text:p text:style-name="Standard">​​</text:p>
      </text:section>
      <text:section text:style-name="Sect1" text:name="Section40">
        <text:p text:style-name="P1"><text:bookmark text:name="server0.conn0.process63//obj19◦&lt;prototype&gt;◦closePath"/>closePath: function closePath()</text:p>
      </text:section>
      <text:section text:style-name="Sect1" text:name="server0.conn0.process63//obj19◦&lt;prototype&gt;◦constructor">
        <text:p text:style-name="Standard">​​</text:p>
      </text:section>
      <text:section text:style-name="Sect1" text:name="Section41">
        <text:p text:style-name="P1"><text:bookmark text:name="server0.conn0.process63//obj19◦&lt;prototype&gt;◦constructor"/>constructor: function CanvasRenderingContext2D()</text:p>
      </text:section>
      <text:section text:style-name="Sect1" text:name="server0.conn0.process63//obj19◦&lt;prototype&gt;◦createConicGradient">
        <text:p text:style-name="Standard">​​</text:p>
      </text:section>
      <text:section text:style-name="Sect1" text:name="Section42">
        <text:p text:style-name="P1"><text:bookmark text:name="server0.conn0.process63//obj19◦&lt;prototype&gt;◦createConicGradient"/>createConicGradient: function createConicGradient()</text:p>
      </text:section>
      <text:section text:style-name="Sect1" text:name="server0.conn0.process63//obj19◦&lt;prototype&gt;◦createImageData">
        <text:p text:style-name="Standard">​​</text:p>
      </text:section>
      <text:section text:style-name="Sect1" text:name="Section43">
        <text:p text:style-name="P1"><text:bookmark text:name="server0.conn0.process63//obj19◦&lt;prototype&gt;◦createImageData"/>createImageData: function createImageData()</text:p>
      </text:section>
      <text:section text:style-name="Sect1" text:name="server0.conn0.process63//obj19◦&lt;prototype&gt;◦createLinearGradient">
        <text:p text:style-name="Standard">​​</text:p>
      </text:section>
      <text:section text:style-name="Sect1" text:name="Section44">
        <text:p text:style-name="P1"><text:bookmark text:name="server0.conn0.process63//obj19◦&lt;prototype&gt;◦createLinearGradient"/>createLinearGradient: function createLinearGradient()</text:p>
      </text:section>
      <text:section text:style-name="Sect1" text:name="server0.conn0.process63//obj19◦&lt;prototype&gt;◦createPattern">
        <text:p text:style-name="Standard">​​</text:p>
      </text:section>
      <text:section text:style-name="Sect1" text:name="Section45">
        <text:p text:style-name="P1"><text:bookmark text:name="server0.conn0.process63//obj19◦&lt;prototype&gt;◦createPattern"/>createPattern: function createPattern()</text:p>
      </text:section>
      <text:section text:style-name="Sect1" text:name="server0.conn0.process63//obj19◦&lt;prototype&gt;◦createRadialGradient">
        <text:p text:style-name="Standard">​​</text:p>
      </text:section>
      <text:section text:style-name="Sect1" text:name="Section46">
        <text:p text:style-name="P1"><text:bookmark text:name="server0.conn0.process63//obj19◦&lt;prototype&gt;◦createRadialGradient"/>createRadialGradient: function createRadialGradient()</text:p>
      </text:section>
      <text:section text:style-name="Sect1" text:name="server0.conn0.process63//obj19◦&lt;prototype&gt;◦direction">
        <text:p text:style-name="Standard">​​</text:p>
        <text:p text:style-name="Standard">direction: </text:p>
      </text:section>
      <text:p text:style-name="Standard">​​</text:p>
      <text:section text:style-name="Sect1" text:name="server0.conn0.process63//obj19◦&lt;prototype&gt;◦drawFocusIfNeeded">
        <text:p text:style-name="P1">drawFocusIfNeeded: function drawFocusIfNeeded()</text:p>
      </text:section>
      <text:section text:style-name="Sect1" text:name="server0.conn0.process63//obj19◦&lt;prototype&gt;◦drawImage">
        <text:p text:style-name="Standard">​​</text:p>
      </text:section>
      <text:section text:style-name="Sect1" text:name="Section47">
        <text:p text:style-name="P1"><text:bookmark text:name="server0.conn0.process63//obj19◦&lt;prototype&gt;◦drawImage"/>drawImage: function drawImage()</text:p>
      </text:section>
      <text:section text:style-name="Sect1" text:name="server0.conn0.process63//obj19◦&lt;prototype&gt;◦ellipse">
        <text:p text:style-name="Standard">​​</text:p>
      </text:section>
      <text:section text:style-name="Sect1" text:name="Section48">
        <text:p text:style-name="P1"><text:bookmark text:name="server0.conn0.process63//obj19◦&lt;prototype&gt;◦ellipse"/>ellipse: function ellipse()</text:p>
      </text:section>
      <text:section text:style-name="Sect1" text:name="server0.conn0.process63//obj19◦&lt;prototype&gt;◦fill">
        <text:p text:style-name="Standard">​​</text:p>
      </text:section>
      <text:section text:style-name="Sect1" text:name="Section49">
        <text:p text:style-name="P1"><text:bookmark text:name="server0.conn0.process63//obj19◦&lt;prototype&gt;◦fill"/>fill: function fill()</text:p>
      </text:section>
      <text:section text:style-name="Sect1" text:name="server0.conn0.process63//obj19◦&lt;prototype&gt;◦fillRect">
        <text:p text:style-name="Standard">​​</text:p>
      </text:section>
      <text:section text:style-name="Sect1" text:name="Section50">
        <text:p text:style-name="P1"><text:bookmark text:name="server0.conn0.process63//obj19◦&lt;prototype&gt;◦fillRect"/>fillRect: function fillRect()</text:p>
      </text:section>
      <text:section text:style-name="Sect1" text:name="server0.conn0.process63//obj19◦&lt;prototype&gt;◦fillStyle">
        <text:p text:style-name="Standard">​​</text:p>
        <text:p text:style-name="Standard">fillStyle: </text:p>
      </text:section>
      <text:p text:style-name="Standard">​​</text:p>
      <text:section text:style-name="Sect1" text:name="server0.conn0.process63//obj19◦&lt;prototype&gt;◦fillText">
        <text:p text:style-name="P1">fillText: function fillText()</text:p>
      </text:section>
      <text:section text:style-name="Sect1" text:name="server0.conn0.process63//obj19◦&lt;prototype&gt;◦filter">
        <text:p text:style-name="Standard">​​</text:p>
        <text:p text:style-name="Standard">filter: </text:p>
      </text:section>
      <text:p text:style-name="Standard">​​</text:p>
      <text:p text:style-name="Standard"><text:soft-page-break/>font: </text:p>
      <text:p text:style-name="Standard">​​</text:p>
      <text:p text:style-name="Standard">fontKerning: </text:p>
      <text:p text:style-name="Standard">​​</text:p>
      <text:p text:style-name="Standard">fontStretch: </text:p>
      <text:p text:style-name="Standard">​​</text:p>
      <text:p text:style-name="Standard">fontVariantCaps: </text:p>
      <text:p text:style-name="Standard">​​</text:p>
      <text:section text:style-name="Sect1" text:name="server0.conn0.process63//obj19◦&lt;prototype&gt;◦getContextAttributes">
        <text:p text:style-name="P1">getContextAttributes: function getContextAttributes()</text:p>
      </text:section>
      <text:section text:style-name="Sect1" text:name="server0.conn0.process63//obj19◦&lt;prototype&gt;◦getImageData">
        <text:p text:style-name="Standard">​​</text:p>
      </text:section>
      <text:section text:style-name="Sect1" text:name="Section51">
        <text:p text:style-name="P1"><text:bookmark text:name="server0.conn0.process63//obj19◦&lt;prototype&gt;◦getImageData"/>getImageData: function getImageData()</text:p>
      </text:section>
      <text:section text:style-name="Sect1" text:name="server0.conn0.process63//obj19◦&lt;prototype&gt;◦getLineDash">
        <text:p text:style-name="Standard">​​</text:p>
      </text:section>
      <text:section text:style-name="Sect1" text:name="Section52">
        <text:p text:style-name="P1"><text:bookmark text:name="server0.conn0.process63//obj19◦&lt;prototype&gt;◦getLineDash"/>getLineDash: function getLineDash()</text:p>
      </text:section>
      <text:section text:style-name="Sect1" text:name="server0.conn0.process63//obj19◦&lt;prototype&gt;◦getTransform">
        <text:p text:style-name="Standard">​​</text:p>
      </text:section>
      <text:section text:style-name="Sect1" text:name="Section53">
        <text:p text:style-name="P1"><text:bookmark text:name="server0.conn0.process63//obj19◦&lt;prototype&gt;◦getTransform"/>getTransform: function getTransform()</text:p>
      </text:section>
      <text:section text:style-name="Sect1" text:name="server0.conn0.process63//obj19◦&lt;prototype&gt;◦globalAlpha">
        <text:p text:style-name="Standard">​​</text:p>
        <text:p text:style-name="Standard">globalAlpha: </text:p>
      </text:section>
      <text:p text:style-name="Standard">​​</text:p>
      <text:p text:style-name="Standard">globalCompositeOperation: </text:p>
      <text:p text:style-name="Standard">​​</text:p>
      <text:p text:style-name="Standard">imageSmoothingEnabled: </text:p>
      <text:p text:style-name="Standard">​​</text:p>
      <text:section text:style-name="Sect1" text:name="server0.conn0.process63//obj19◦&lt;prototype&gt;◦isContextLost">
        <text:p text:style-name="P1">isContextLost: function isContextLost()</text:p>
      </text:section>
      <text:section text:style-name="Sect1" text:name="server0.conn0.process63//obj19◦&lt;prototype&gt;◦isPointInPath">
        <text:p text:style-name="Standard">​​</text:p>
      </text:section>
      <text:section text:style-name="Sect1" text:name="Section54">
        <text:p text:style-name="P1"><text:bookmark text:name="server0.conn0.process63//obj19◦&lt;prototype&gt;◦isPointInPath"/>isPointInPath: function isPointInPath()</text:p>
      </text:section>
      <text:section text:style-name="Sect1" text:name="server0.conn0.process63//obj19◦&lt;prototype&gt;◦isPointInStroke">
        <text:p text:style-name="Standard">​​</text:p>
      </text:section>
      <text:section text:style-name="Sect1" text:name="Section55">
        <text:p text:style-name="P1"><text:bookmark text:name="server0.conn0.process63//obj19◦&lt;prototype&gt;◦isPointInStroke"/>isPointInStroke: function isPointInStroke()</text:p>
      </text:section>
      <text:section text:style-name="Sect1" text:name="server0.conn0.process63//obj19◦&lt;prototype&gt;◦letterSpacing">
        <text:p text:style-name="Standard">​​</text:p>
        <text:p text:style-name="Standard">letterSpacing: </text:p>
      </text:section>
      <text:p text:style-name="Standard">​​</text:p>
      <text:p text:style-name="Standard">lineCap: </text:p>
      <text:p text:style-name="Standard">​​</text:p>
      <text:p text:style-name="Standard">lineDashOffset: </text:p>
      <text:p text:style-name="Standard">​​</text:p>
      <text:p text:style-name="Standard">lineJoin: </text:p>
      <text:p text:style-name="Standard">​​</text:p>
      <text:section text:style-name="Sect1" text:name="server0.conn0.process63//obj19◦&lt;prototype&gt;◦lineTo">
        <text:p text:style-name="P1">lineTo: function lineTo()</text:p>
      </text:section>
      <text:section text:style-name="Sect1" text:name="server0.conn0.process63//obj19◦&lt;prototype&gt;◦lineWidth">
        <text:p text:style-name="Standard">​​</text:p>
        <text:p text:style-name="Standard">lineWidth: </text:p>
      </text:section>
      <text:p text:style-name="Standard">​​</text:p>
      <text:section text:style-name="Sect1" text:name="server0.conn0.process63//obj19◦&lt;prototype&gt;◦measureText">
        <text:p text:style-name="P1">measureText: function measureText()</text:p>
      </text:section>
      <text:section text:style-name="Sect1" text:name="server0.conn0.process63//obj19◦&lt;prototype&gt;◦miterLimit">
        <text:p text:style-name="Standard">​​</text:p>
        <text:p text:style-name="Standard">miterLimit: </text:p>
      </text:section>
      <text:p text:style-name="Standard">​​</text:p>
      <text:section text:style-name="Sect1" text:name="server0.conn0.process63//obj19◦&lt;prototype&gt;◦moveTo">
        <text:p text:style-name="P1">moveTo: function moveTo()</text:p>
      </text:section>
      <text:section text:style-name="Sect1" text:name="server0.conn0.process63//obj19◦&lt;prototype&gt;◦putImageData">
        <text:p text:style-name="Standard">​​</text:p>
      </text:section>
      <text:section text:style-name="Sect1" text:name="Section56">
        <text:p text:style-name="P1"><text:bookmark text:name="server0.conn0.process63//obj19◦&lt;prototype&gt;◦putImageData"/>putImageData: function putImageData()</text:p>
      </text:section>
      <text:section text:style-name="Sect1" text:name="server0.conn0.process63//obj19◦&lt;prototype&gt;◦quadraticCurveTo">
        <text:p text:style-name="Standard">​​</text:p>
      </text:section>
      <text:section text:style-name="Sect1" text:name="Section57">
        <text:p text:style-name="P1"><text:bookmark text:name="server0.conn0.process63//obj19◦&lt;prototype&gt;◦quadraticCurveTo"/>quadraticCurveTo: function quadraticCurveTo()</text:p>
      </text:section>
      <text:section text:style-name="Sect1" text:name="server0.conn0.process63//obj19◦&lt;prototype&gt;◦rect">
        <text:p text:style-name="Standard">​​</text:p>
      </text:section>
      <text:section text:style-name="Sect1" text:name="Section58">
        <text:p text:style-name="P1"><text:bookmark text:name="server0.conn0.process63//obj19◦&lt;prototype&gt;◦rect"/>rect: function rect()</text:p>
      </text:section>
      <text:section text:style-name="Sect1" text:name="server0.conn0.process63//obj19◦&lt;prototype&gt;◦reset">
        <text:p text:style-name="Standard">​​</text:p>
      </text:section>
      <text:section text:style-name="Sect1" text:name="Section59">
        <text:p text:style-name="P1"><text:bookmark text:name="server0.conn0.process63//obj19◦&lt;prototype&gt;◦reset"/><text:soft-page-break/>reset: function reset()</text:p>
      </text:section>
      <text:section text:style-name="Sect1" text:name="server0.conn0.process63//obj19◦&lt;prototype&gt;◦resetTransform">
        <text:p text:style-name="Standard">​​</text:p>
      </text:section>
      <text:section text:style-name="Sect1" text:name="Section60">
        <text:p text:style-name="P1"><text:bookmark text:name="server0.conn0.process63//obj19◦&lt;prototype&gt;◦resetTransform"/>resetTransform: function resetTransform()</text:p>
      </text:section>
      <text:section text:style-name="Sect1" text:name="server0.conn0.process63//obj19◦&lt;prototype&gt;◦restore">
        <text:p text:style-name="Standard">​​</text:p>
      </text:section>
      <text:section text:style-name="Sect1" text:name="Section61">
        <text:p text:style-name="P1"><text:bookmark text:name="server0.conn0.process63//obj19◦&lt;prototype&gt;◦restore"/>restore: function restore()</text:p>
      </text:section>
      <text:section text:style-name="Sect1" text:name="server0.conn0.process63//obj19◦&lt;prototype&gt;◦rotate">
        <text:p text:style-name="Standard">​​</text:p>
      </text:section>
      <text:section text:style-name="Sect1" text:name="Section62">
        <text:p text:style-name="P1"><text:bookmark text:name="server0.conn0.process63//obj19◦&lt;prototype&gt;◦rotate"/>rotate: function rotate()</text:p>
      </text:section>
      <text:section text:style-name="Sect1" text:name="server0.conn0.process63//obj19◦&lt;prototype&gt;◦roundRect">
        <text:p text:style-name="Standard">​​</text:p>
      </text:section>
      <text:section text:style-name="Sect1" text:name="Section63">
        <text:p text:style-name="P1"><text:bookmark text:name="server0.conn0.process63//obj19◦&lt;prototype&gt;◦roundRect"/>roundRect: function roundRect()</text:p>
      </text:section>
      <text:section text:style-name="Sect1" text:name="server0.conn0.process63//obj19◦&lt;prototype&gt;◦save">
        <text:p text:style-name="Standard">​​</text:p>
      </text:section>
      <text:section text:style-name="Sect1" text:name="Section64">
        <text:p text:style-name="P1"><text:bookmark text:name="server0.conn0.process63//obj19◦&lt;prototype&gt;◦save"/>save: function save()</text:p>
      </text:section>
      <text:section text:style-name="Sect1" text:name="server0.conn0.process63//obj19◦&lt;prototype&gt;◦scale">
        <text:p text:style-name="Standard">​​</text:p>
      </text:section>
      <text:section text:style-name="Sect1" text:name="Section65">
        <text:p text:style-name="P1"><text:bookmark text:name="server0.conn0.process63//obj19◦&lt;prototype&gt;◦scale"/>scale: function scale()</text:p>
      </text:section>
      <text:section text:style-name="Sect1" text:name="server0.conn0.process63//obj19◦&lt;prototype&gt;◦setLineDash">
        <text:p text:style-name="Standard">​​</text:p>
      </text:section>
      <text:section text:style-name="Sect1" text:name="Section66">
        <text:p text:style-name="P1"><text:bookmark text:name="server0.conn0.process63//obj19◦&lt;prototype&gt;◦setLineDash"/>setLineDash: function setLineDash()</text:p>
      </text:section>
      <text:section text:style-name="Sect1" text:name="server0.conn0.process63//obj19◦&lt;prototype&gt;◦setTransform">
        <text:p text:style-name="Standard">​​</text:p>
      </text:section>
      <text:section text:style-name="Sect1" text:name="Section67">
        <text:p text:style-name="P1"><text:bookmark text:name="server0.conn0.process63//obj19◦&lt;prototype&gt;◦setTransform"/>setTransform: function setTransform()</text:p>
      </text:section>
      <text:section text:style-name="Sect1" text:name="server0.conn0.process63//obj19◦&lt;prototype&gt;◦shadowBlur">
        <text:p text:style-name="Standard">​​</text:p>
        <text:p text:style-name="Standard">shadowBlur: </text:p>
      </text:section>
      <text:p text:style-name="Standard">​​</text:p>
      <text:p text:style-name="Standard">shadowColor: </text:p>
      <text:p text:style-name="Standard">​​</text:p>
      <text:p text:style-name="Standard">shadowOffsetX: </text:p>
      <text:p text:style-name="Standard">​​</text:p>
      <text:p text:style-name="Standard">shadowOffsetY: </text:p>
      <text:p text:style-name="Standard">​​</text:p>
      <text:section text:style-name="Sect1" text:name="server0.conn0.process63//obj19◦&lt;prototype&gt;◦stroke">
        <text:p text:style-name="P1">stroke: function stroke()</text:p>
      </text:section>
      <text:section text:style-name="Sect1" text:name="server0.conn0.process63//obj19◦&lt;prototype&gt;◦strokeRect">
        <text:p text:style-name="Standard">​​</text:p>
      </text:section>
      <text:section text:style-name="Sect1" text:name="Section68">
        <text:p text:style-name="P1"><text:bookmark text:name="server0.conn0.process63//obj19◦&lt;prototype&gt;◦strokeRect"/>strokeRect: function strokeRect()</text:p>
      </text:section>
      <text:section text:style-name="Sect1" text:name="server0.conn0.process63//obj19◦&lt;prototype&gt;◦strokeStyle">
        <text:p text:style-name="Standard">​​</text:p>
        <text:p text:style-name="Standard">strokeStyle: </text:p>
      </text:section>
      <text:p text:style-name="Standard">​​</text:p>
      <text:section text:style-name="Sect1" text:name="server0.conn0.process63//obj19◦&lt;prototype&gt;◦strokeText">
        <text:p text:style-name="P1">strokeText: function strokeText()</text:p>
      </text:section>
      <text:section text:style-name="Sect1" text:name="server0.conn0.process63//obj19◦&lt;prototype&gt;◦textAlign">
        <text:p text:style-name="Standard">​​</text:p>
        <text:p text:style-name="Standard">textAlign: </text:p>
      </text:section>
      <text:p text:style-name="Standard">​​</text:p>
      <text:p text:style-name="Standard">textBaseline: </text:p>
      <text:p text:style-name="Standard">​​</text:p>
      <text:p text:style-name="Standard">textRendering: </text:p>
      <text:p text:style-name="Standard">​​</text:p>
      <text:section text:style-name="Sect1" text:name="server0.conn0.process63//obj19◦&lt;prototype&gt;◦transform">
        <text:p text:style-name="P1">transform: function transform()</text:p>
      </text:section>
      <text:section text:style-name="Sect1" text:name="server0.conn0.process63//obj19◦&lt;prototype&gt;◦translate">
        <text:p text:style-name="Standard">​​</text:p>
      </text:section>
      <text:section text:style-name="Sect1" text:name="Section69">
        <text:p text:style-name="P1"><text:bookmark text:name="server0.conn0.process63//obj19◦&lt;prototype&gt;◦translate"/>translate: function translate()</text:p>
      </text:section>
      <text:section text:style-name="Sect1" text:name="server0.conn0.process63//obj19◦&lt;prototype&gt;◦wordSpacing">
        <text:p text:style-name="Standard">​​</text:p>
        <text:p text:style-name="Standard">wordSpacing: </text:p>
      </text:section>
      <text:section text:style-name="Sect1" text:name="server0.conn0.process63//obj19◦&lt;prototype&gt;◦symbol-0">
        <text:p text:style-name="Standard">​​</text:p>
        <text:p text:style-name="Standard">Symbol(Symbol.toStringTag): "CanvasRenderingContext2D"</text:p>
      </text:section>
      <text:section text:style-name="Sect1" text:name="server0.conn0.process63//obj19◦&lt;prototype&gt;◦&lt;get canvas()&gt;">
        <text:p text:style-name="Standard">​​</text:p>
      </text:section>
      <text:section text:style-name="Sect1" text:name="Section70">
        <text:p text:style-name="P1"><text:bookmark text:name="server0.conn0.process63//obj19◦&lt;prototype&gt;◦&lt;get canvas()&gt;"/>&lt;get canvas()&gt;: function canvas()</text:p>
      </text:section>
      <text:section text:style-name="Sect1" text:name="server0.conn0.process63//obj19◦&lt;prototype&gt;◦&lt;get direction()&gt;">
        <text:p text:style-name="Standard">​​</text:p>
      </text:section>
      <text:section text:style-name="Sect1" text:name="Section71">
        <text:p text:style-name="P1"><text:bookmark text:name="server0.conn0.process63//obj19◦&lt;prototype&gt;◦&lt;get direction()&gt;"/>&lt;get direction()&gt;: function direction()</text:p>
      </text:section>
      <text:section text:style-name="Sect1" text:name="server0.conn0.process63//obj19◦&lt;prototype&gt;◦&lt;set direction()&gt;">
        <text:p text:style-name="Standard">​​</text:p>
      </text:section>
      <text:section text:style-name="Sect1" text:name="Section72">
        <text:p text:style-name="P1"><text:bookmark text:name="server0.conn0.process63//obj19◦&lt;prototype&gt;◦&lt;set direction()&gt;"/><text:soft-page-break/>&lt;set direction()&gt;: function direction()</text:p>
      </text:section>
      <text:section text:style-name="Sect1" text:name="server0.conn0.process63//obj19◦&lt;prototype&gt;◦&lt;get fillStyle()&gt;">
        <text:p text:style-name="Standard">​​</text:p>
      </text:section>
      <text:section text:style-name="Sect1" text:name="Section73">
        <text:p text:style-name="P1"><text:bookmark text:name="server0.conn0.process63//obj19◦&lt;prototype&gt;◦&lt;get fillStyle()&gt;"/>&lt;get fillStyle()&gt;: function fillStyle()</text:p>
      </text:section>
      <text:section text:style-name="Sect1" text:name="server0.conn0.process63//obj19◦&lt;prototype&gt;◦&lt;set fillStyle()&gt;">
        <text:p text:style-name="Standard">​​</text:p>
      </text:section>
      <text:section text:style-name="Sect1" text:name="Section74">
        <text:p text:style-name="P1"><text:bookmark text:name="server0.conn0.process63//obj19◦&lt;prototype&gt;◦&lt;set fillStyle()&gt;"/>&lt;set fillStyle()&gt;: function fillStyle()</text:p>
      </text:section>
      <text:section text:style-name="Sect1" text:name="server0.conn0.process63//obj19◦&lt;prototype&gt;◦&lt;get filter()&gt;">
        <text:p text:style-name="Standard">​​</text:p>
      </text:section>
      <text:section text:style-name="Sect1" text:name="Section75">
        <text:p text:style-name="P1"><text:bookmark text:name="server0.conn0.process63//obj19◦&lt;prototype&gt;◦&lt;get filter()&gt;"/>&lt;get filter()&gt;: function filter()</text:p>
      </text:section>
      <text:section text:style-name="Sect1" text:name="server0.conn0.process63//obj19◦&lt;prototype&gt;◦&lt;set filter()&gt;">
        <text:p text:style-name="Standard">​​</text:p>
      </text:section>
      <text:section text:style-name="Sect1" text:name="Section76">
        <text:p text:style-name="P1"><text:bookmark text:name="server0.conn0.process63//obj19◦&lt;prototype&gt;◦&lt;set filter()&gt;"/>&lt;set filter()&gt;: function filter()</text:p>
      </text:section>
      <text:section text:style-name="Sect1" text:name="server0.conn0.process63//obj19◦&lt;prototype&gt;◦&lt;get font()&gt;">
        <text:p text:style-name="Standard">​​</text:p>
      </text:section>
      <text:section text:style-name="Sect1" text:name="Section77">
        <text:p text:style-name="P1"><text:bookmark text:name="server0.conn0.process63//obj19◦&lt;prototype&gt;◦&lt;get font()&gt;"/>&lt;get font()&gt;: function font()</text:p>
      </text:section>
      <text:section text:style-name="Sect1" text:name="server0.conn0.process63//obj19◦&lt;prototype&gt;◦&lt;set font()&gt;">
        <text:p text:style-name="Standard">​​</text:p>
      </text:section>
      <text:section text:style-name="Sect1" text:name="Section78">
        <text:p text:style-name="P1"><text:bookmark text:name="server0.conn0.process63//obj19◦&lt;prototype&gt;◦&lt;set font()&gt;"/>&lt;set font()&gt;: function font()</text:p>
      </text:section>
      <text:section text:style-name="Sect1" text:name="server0.conn0.process63//obj19◦&lt;prototype&gt;◦&lt;get fontKerning()&gt;">
        <text:p text:style-name="Standard">​​</text:p>
      </text:section>
      <text:section text:style-name="Sect1" text:name="Section79">
        <text:p text:style-name="P1"><text:bookmark text:name="server0.conn0.process63//obj19◦&lt;prototype&gt;◦&lt;get fontKerning()&gt;"/>&lt;get fontKerning()&gt;: function fontKerning()</text:p>
      </text:section>
      <text:section text:style-name="Sect1" text:name="server0.conn0.process63//obj19◦&lt;prototype&gt;◦&lt;set fontKerning()&gt;">
        <text:p text:style-name="Standard">​​</text:p>
      </text:section>
      <text:section text:style-name="Sect1" text:name="Section80">
        <text:p text:style-name="P1"><text:bookmark text:name="server0.conn0.process63//obj19◦&lt;prototype&gt;◦&lt;set fontKerning()&gt;"/>&lt;set fontKerning()&gt;: function fontKerning()</text:p>
      </text:section>
      <text:section text:style-name="Sect1" text:name="server0.conn0.process63//obj19◦&lt;prototype&gt;◦&lt;get fontStretch()&gt;">
        <text:p text:style-name="Standard">​​</text:p>
      </text:section>
      <text:section text:style-name="Sect1" text:name="Section81">
        <text:p text:style-name="P1"><text:bookmark text:name="server0.conn0.process63//obj19◦&lt;prototype&gt;◦&lt;get fontStretch()&gt;"/>&lt;get fontStretch()&gt;: function fontStretch()</text:p>
      </text:section>
      <text:section text:style-name="Sect1" text:name="server0.conn0.process63//obj19◦&lt;prototype&gt;◦&lt;set fontStretch()&gt;">
        <text:p text:style-name="Standard">​​</text:p>
      </text:section>
      <text:section text:style-name="Sect1" text:name="Section82">
        <text:p text:style-name="P1"><text:bookmark text:name="server0.conn0.process63//obj19◦&lt;prototype&gt;◦&lt;set fontStretch()&gt;"/>&lt;set fontStretch()&gt;: function fontStretch()</text:p>
      </text:section>
      <text:section text:style-name="Sect1" text:name="server0.conn0.process63//obj19◦&lt;prototype&gt;◦&lt;get fontVariantCaps()&gt;">
        <text:p text:style-name="Standard">​​</text:p>
      </text:section>
      <text:section text:style-name="Sect1" text:name="Section83">
        <text:p text:style-name="P1"><text:bookmark text:name="server0.conn0.process63//obj19◦&lt;prototype&gt;◦&lt;get fontVariantCaps()&gt;"/>&lt;get fontVariantCaps()&gt;: function fontVariantCaps()</text:p>
      </text:section>
      <text:section text:style-name="Sect1" text:name="server0.conn0.process63//obj19◦&lt;prototype&gt;◦&lt;set fontVariantCaps()&gt;">
        <text:p text:style-name="Standard">​​</text:p>
      </text:section>
      <text:section text:style-name="Sect1" text:name="Section84">
        <text:p text:style-name="P1"><text:bookmark text:name="server0.conn0.process63//obj19◦&lt;prototype&gt;◦&lt;set fontVariantCaps()&gt;"/>&lt;set fontVariantCaps()&gt;: function fontVariantCaps()</text:p>
      </text:section>
      <text:section text:style-name="Sect1" text:name="server0.conn0.process63//obj19◦&lt;prototype&gt;◦&lt;get globalAlpha()&gt;">
        <text:p text:style-name="Standard">​​</text:p>
      </text:section>
      <text:section text:style-name="Sect1" text:name="Section85">
        <text:p text:style-name="P1"><text:bookmark text:name="server0.conn0.process63//obj19◦&lt;prototype&gt;◦&lt;get globalAlpha()&gt;"/>&lt;get globalAlpha()&gt;: function globalAlpha()</text:p>
      </text:section>
      <text:section text:style-name="Sect1" text:name="server0.conn0.process63//obj19◦&lt;prototype&gt;◦&lt;set globalAlpha()&gt;">
        <text:p text:style-name="Standard">​​</text:p>
      </text:section>
      <text:section text:style-name="Sect1" text:name="Section86">
        <text:p text:style-name="P1"><text:bookmark text:name="server0.conn0.process63//obj19◦&lt;prototype&gt;◦&lt;set globalAlpha()&gt;"/>&lt;set globalAlpha()&gt;: function globalAlpha()</text:p>
      </text:section>
      <text:section text:style-name="Sect1" text:name="server0.conn0.process63//obj19◦&lt;prototype&gt;◦&lt;get globalCompositeOperation()&gt;">
        <text:p text:style-name="Standard">​​</text:p>
      </text:section>
      <text:section text:style-name="Sect1" text:name="Section87">
        <text:p text:style-name="P1"><text:bookmark text:name="server0.conn0.process63//obj19◦&lt;prototype&gt;◦&lt;get globalCompositeOperation()&gt;"/>&lt;get globalCompositeOperation()&gt;: function globalCompositeOperation()</text:p>
      </text:section>
      <text:section text:style-name="Sect1" text:name="server0.conn0.process63//obj19◦&lt;prototype&gt;◦&lt;set globalCompositeOperation()&gt;">
        <text:p text:style-name="Standard">​​</text:p>
      </text:section>
      <text:section text:style-name="Sect1" text:name="Section88">
        <text:p text:style-name="P1"><text:bookmark text:name="server0.conn0.process63//obj19◦&lt;prototype&gt;◦&lt;set globalCompositeOperation()&gt;"/>&lt;set globalCompositeOperation()&gt;: function globalCompositeOperation()</text:p>
      </text:section>
      <text:section text:style-name="Sect1" text:name="server0.conn0.process63//obj19◦&lt;prototype&gt;◦&lt;get imageSmoothingEnabled()&gt;">
        <text:p text:style-name="Standard">​​</text:p>
      </text:section>
      <text:section text:style-name="Sect1" text:name="Section89">
        <text:p text:style-name="P1"><text:bookmark text:name="server0.conn0.process63//obj19◦&lt;prototype&gt;◦&lt;get imageSmoothingEnabled()&gt;"/>&lt;get imageSmoothingEnabled()&gt;: function imageSmoothingEnabled()</text:p>
      </text:section>
      <text:section text:style-name="Sect1" text:name="server0.conn0.process63//obj19◦&lt;prototype&gt;◦&lt;set imageSmoothingEnabled()&gt;">
        <text:p text:style-name="Standard">​​</text:p>
      </text:section>
      <text:section text:style-name="Sect1" text:name="Section90">
        <text:p text:style-name="P1"><text:bookmark text:name="server0.conn0.process63//obj19◦&lt;prototype&gt;◦&lt;set imageSmoothingEnabled()&gt;"/>&lt;set imageSmoothingEnabled()&gt;: function imageSmoothingEnabled()</text:p>
      </text:section>
      <text:section text:style-name="Sect1" text:name="server0.conn0.process63//obj19◦&lt;prototype&gt;◦&lt;get letterSpacing()&gt;">
        <text:p text:style-name="Standard">​​</text:p>
      </text:section>
      <text:section text:style-name="Sect1" text:name="Section91">
        <text:p text:style-name="P1"><text:bookmark text:name="server0.conn0.process63//obj19◦&lt;prototype&gt;◦&lt;get letterSpacing()&gt;"/>&lt;get letterSpacing()&gt;: function letterSpacing()</text:p>
      </text:section>
      <text:section text:style-name="Sect1" text:name="server0.conn0.process63//obj19◦&lt;prototype&gt;◦&lt;set letterSpacing()&gt;">
        <text:p text:style-name="Standard">​​</text:p>
      </text:section>
      <text:section text:style-name="Sect1" text:name="Section92">
        <text:p text:style-name="P1"><text:bookmark text:name="server0.conn0.process63//obj19◦&lt;prototype&gt;◦&lt;set letterSpacing()&gt;"/>&lt;set letterSpacing()&gt;: function letterSpacing()</text:p>
      </text:section>
      <text:section text:style-name="Sect1" text:name="server0.conn0.process63//obj19◦&lt;prototype&gt;◦&lt;get lineCap()&gt;">
        <text:p text:style-name="Standard">​​</text:p>
      </text:section>
      <text:section text:style-name="Sect1" text:name="Section93">
        <text:p text:style-name="P1"><text:bookmark text:name="server0.conn0.process63//obj19◦&lt;prototype&gt;◦&lt;get lineCap()&gt;"/>&lt;get lineCap()&gt;: function lineCap()</text:p>
      </text:section>
      <text:section text:style-name="Sect1" text:name="server0.conn0.process63//obj19◦&lt;prototype&gt;◦&lt;set lineCap()&gt;">
        <text:p text:style-name="Standard">​​</text:p>
      </text:section>
      <text:section text:style-name="Sect1" text:name="Section94">
        <text:p text:style-name="P1"><text:bookmark text:name="server0.conn0.process63//obj19◦&lt;prototype&gt;◦&lt;set lineCap()&gt;"/>&lt;set lineCap()&gt;: function lineCap()</text:p>
      </text:section>
      <text:section text:style-name="Sect1" text:name="server0.conn0.process63//obj19◦&lt;prototype&gt;◦&lt;get lineDashOffset()&gt;">
        <text:p text:style-name="Standard">​​</text:p>
      </text:section>
      <text:section text:style-name="Sect1" text:name="Section95">
        <text:p text:style-name="P1"><text:bookmark text:name="server0.conn0.process63//obj19◦&lt;prototype&gt;◦&lt;get lineDashOffset()&gt;"/>&lt;get lineDashOffset()&gt;: function lineDashOffset()</text:p>
      </text:section>
      <text:section text:style-name="Sect1" text:name="server0.conn0.process63//obj19◦&lt;prototype&gt;◦&lt;set lineDashOffset()&gt;">
        <text:p text:style-name="Standard">​​</text:p>
      </text:section>
      <text:section text:style-name="Sect1" text:name="Section96">
        <text:p text:style-name="P1"><text:bookmark text:name="server0.conn0.process63//obj19◦&lt;prototype&gt;◦&lt;set lineDashOffset()&gt;"/>&lt;set lineDashOffset()&gt;: function lineDashOffset()</text:p>
      </text:section>
      <text:section text:style-name="Sect1" text:name="server0.conn0.process63//obj19◦&lt;prototype&gt;◦&lt;get lineJoin()&gt;">
        <text:p text:style-name="Standard">​​</text:p>
      </text:section>
      <text:section text:style-name="Sect1" text:name="Section97">
        <text:p text:style-name="P1"><text:bookmark text:name="server0.conn0.process63//obj19◦&lt;prototype&gt;◦&lt;get lineJoin()&gt;"/>&lt;get lineJoin()&gt;: function lineJoin()</text:p>
      </text:section>
      <text:section text:style-name="Sect1" text:name="server0.conn0.process63//obj19◦&lt;prototype&gt;◦&lt;set lineJoin()&gt;">
        <text:p text:style-name="Standard">​​</text:p>
      </text:section>
      <text:section text:style-name="Sect1" text:name="Section98">
        <text:p text:style-name="P1"><text:bookmark text:name="server0.conn0.process63//obj19◦&lt;prototype&gt;◦&lt;set lineJoin()&gt;"/><text:soft-page-break/>&lt;set lineJoin()&gt;: function lineJoin()</text:p>
      </text:section>
      <text:section text:style-name="Sect1" text:name="server0.conn0.process63//obj19◦&lt;prototype&gt;◦&lt;get lineWidth()&gt;">
        <text:p text:style-name="Standard">​​</text:p>
      </text:section>
      <text:section text:style-name="Sect1" text:name="Section99">
        <text:p text:style-name="P1"><text:bookmark text:name="server0.conn0.process63//obj19◦&lt;prototype&gt;◦&lt;get lineWidth()&gt;"/>&lt;get lineWidth()&gt;: function lineWidth()</text:p>
      </text:section>
      <text:section text:style-name="Sect1" text:name="server0.conn0.process63//obj19◦&lt;prototype&gt;◦&lt;set lineWidth()&gt;">
        <text:p text:style-name="Standard">​​</text:p>
      </text:section>
      <text:section text:style-name="Sect1" text:name="Section100">
        <text:p text:style-name="P1"><text:bookmark text:name="server0.conn0.process63//obj19◦&lt;prototype&gt;◦&lt;set lineWidth()&gt;"/>&lt;set lineWidth()&gt;: function lineWidth()</text:p>
      </text:section>
      <text:section text:style-name="Sect1" text:name="server0.conn0.process63//obj19◦&lt;prototype&gt;◦&lt;get miterLimit()&gt;">
        <text:p text:style-name="Standard">​​</text:p>
      </text:section>
      <text:section text:style-name="Sect1" text:name="Section101">
        <text:p text:style-name="P1"><text:bookmark text:name="server0.conn0.process63//obj19◦&lt;prototype&gt;◦&lt;get miterLimit()&gt;"/>&lt;get miterLimit()&gt;: function miterLimit()</text:p>
      </text:section>
      <text:section text:style-name="Sect1" text:name="server0.conn0.process63//obj19◦&lt;prototype&gt;◦&lt;set miterLimit()&gt;">
        <text:p text:style-name="Standard">​​</text:p>
      </text:section>
      <text:section text:style-name="Sect1" text:name="Section102">
        <text:p text:style-name="P1"><text:bookmark text:name="server0.conn0.process63//obj19◦&lt;prototype&gt;◦&lt;set miterLimit()&gt;"/>&lt;set miterLimit()&gt;: function miterLimit()</text:p>
      </text:section>
      <text:section text:style-name="Sect1" text:name="server0.conn0.process63//obj19◦&lt;prototype&gt;◦&lt;get shadowBlur()&gt;">
        <text:p text:style-name="Standard">​​</text:p>
      </text:section>
      <text:section text:style-name="Sect1" text:name="Section103">
        <text:p text:style-name="P1"><text:bookmark text:name="server0.conn0.process63//obj19◦&lt;prototype&gt;◦&lt;get shadowBlur()&gt;"/>&lt;get shadowBlur()&gt;: function shadowBlur()</text:p>
      </text:section>
      <text:section text:style-name="Sect1" text:name="server0.conn0.process63//obj19◦&lt;prototype&gt;◦&lt;set shadowBlur()&gt;">
        <text:p text:style-name="Standard">​​</text:p>
      </text:section>
      <text:section text:style-name="Sect1" text:name="Section104">
        <text:p text:style-name="P1"><text:bookmark text:name="server0.conn0.process63//obj19◦&lt;prototype&gt;◦&lt;set shadowBlur()&gt;"/>&lt;set shadowBlur()&gt;: function shadowBlur()</text:p>
      </text:section>
      <text:section text:style-name="Sect1" text:name="server0.conn0.process63//obj19◦&lt;prototype&gt;◦&lt;get shadowColor()&gt;">
        <text:p text:style-name="Standard">​​</text:p>
      </text:section>
      <text:section text:style-name="Sect1" text:name="Section105">
        <text:p text:style-name="P1"><text:bookmark text:name="server0.conn0.process63//obj19◦&lt;prototype&gt;◦&lt;get shadowColor()&gt;"/>&lt;get shadowColor()&gt;: function shadowColor()</text:p>
      </text:section>
      <text:section text:style-name="Sect1" text:name="server0.conn0.process63//obj19◦&lt;prototype&gt;◦&lt;set shadowColor()&gt;">
        <text:p text:style-name="Standard">​​</text:p>
      </text:section>
      <text:section text:style-name="Sect1" text:name="Section106">
        <text:p text:style-name="P1"><text:bookmark text:name="server0.conn0.process63//obj19◦&lt;prototype&gt;◦&lt;set shadowColor()&gt;"/>&lt;set shadowColor()&gt;: function shadowColor()</text:p>
      </text:section>
      <text:section text:style-name="Sect1" text:name="server0.conn0.process63//obj19◦&lt;prototype&gt;◦&lt;get shadowOffsetX()&gt;">
        <text:p text:style-name="Standard">​​</text:p>
      </text:section>
      <text:section text:style-name="Sect1" text:name="Section107">
        <text:p text:style-name="P1"><text:bookmark text:name="server0.conn0.process63//obj19◦&lt;prototype&gt;◦&lt;get shadowOffsetX()&gt;"/>&lt;get shadowOffsetX()&gt;: function shadowOffsetX()</text:p>
      </text:section>
      <text:section text:style-name="Sect1" text:name="server0.conn0.process63//obj19◦&lt;prototype&gt;◦&lt;set shadowOffsetX()&gt;">
        <text:p text:style-name="Standard">​​</text:p>
      </text:section>
      <text:section text:style-name="Sect1" text:name="Section108">
        <text:p text:style-name="P1"><text:bookmark text:name="server0.conn0.process63//obj19◦&lt;prototype&gt;◦&lt;set shadowOffsetX()&gt;"/>&lt;set shadowOffsetX()&gt;: function shadowOffsetX()</text:p>
      </text:section>
      <text:section text:style-name="Sect1" text:name="server0.conn0.process63//obj19◦&lt;prototype&gt;◦&lt;get shadowOffsetY()&gt;">
        <text:p text:style-name="Standard">​​</text:p>
      </text:section>
      <text:section text:style-name="Sect1" text:name="Section109">
        <text:p text:style-name="P1"><text:bookmark text:name="server0.conn0.process63//obj19◦&lt;prototype&gt;◦&lt;get shadowOffsetY()&gt;"/>&lt;get shadowOffsetY()&gt;: function shadowOffsetY()</text:p>
      </text:section>
      <text:section text:style-name="Sect1" text:name="server0.conn0.process63//obj19◦&lt;prototype&gt;◦&lt;set shadowOffsetY()&gt;">
        <text:p text:style-name="Standard">​​</text:p>
      </text:section>
      <text:section text:style-name="Sect1" text:name="Section110">
        <text:p text:style-name="P1"><text:bookmark text:name="server0.conn0.process63//obj19◦&lt;prototype&gt;◦&lt;set shadowOffsetY()&gt;"/>&lt;set shadowOffsetY()&gt;: function shadowOffsetY()</text:p>
      </text:section>
      <text:section text:style-name="Sect1" text:name="server0.conn0.process63//obj19◦&lt;prototype&gt;◦&lt;get strokeStyle()&gt;">
        <text:p text:style-name="Standard">​​</text:p>
      </text:section>
      <text:section text:style-name="Sect1" text:name="Section111">
        <text:p text:style-name="P1"><text:bookmark text:name="server0.conn0.process63//obj19◦&lt;prototype&gt;◦&lt;get strokeStyle()&gt;"/>&lt;get strokeStyle()&gt;: function strokeStyle()</text:p>
      </text:section>
      <text:section text:style-name="Sect1" text:name="server0.conn0.process63//obj19◦&lt;prototype&gt;◦&lt;set strokeStyle()&gt;">
        <text:p text:style-name="Standard">​​</text:p>
      </text:section>
      <text:section text:style-name="Sect1" text:name="Section112">
        <text:p text:style-name="P1"><text:bookmark text:name="server0.conn0.process63//obj19◦&lt;prototype&gt;◦&lt;set strokeStyle()&gt;"/>&lt;set strokeStyle()&gt;: function strokeStyle()</text:p>
      </text:section>
      <text:section text:style-name="Sect1" text:name="server0.conn0.process63//obj19◦&lt;prototype&gt;◦&lt;get textAlign()&gt;">
        <text:p text:style-name="Standard">​​</text:p>
      </text:section>
      <text:section text:style-name="Sect1" text:name="Section113">
        <text:p text:style-name="P1"><text:bookmark text:name="server0.conn0.process63//obj19◦&lt;prototype&gt;◦&lt;get textAlign()&gt;"/>&lt;get textAlign()&gt;: function textAlign()</text:p>
      </text:section>
      <text:section text:style-name="Sect1" text:name="server0.conn0.process63//obj19◦&lt;prototype&gt;◦&lt;set textAlign()&gt;">
        <text:p text:style-name="Standard">​​</text:p>
      </text:section>
      <text:section text:style-name="Sect1" text:name="Section114">
        <text:p text:style-name="P1"><text:bookmark text:name="server0.conn0.process63//obj19◦&lt;prototype&gt;◦&lt;set textAlign()&gt;"/>&lt;set textAlign()&gt;: function textAlign()</text:p>
      </text:section>
      <text:section text:style-name="Sect1" text:name="server0.conn0.process63//obj19◦&lt;prototype&gt;◦&lt;get textBaseline()&gt;">
        <text:p text:style-name="Standard">​​</text:p>
      </text:section>
      <text:section text:style-name="Sect1" text:name="Section115">
        <text:p text:style-name="P1"><text:bookmark text:name="server0.conn0.process63//obj19◦&lt;prototype&gt;◦&lt;get textBaseline()&gt;"/>&lt;get textBaseline()&gt;: function textBaseline()</text:p>
      </text:section>
      <text:section text:style-name="Sect1" text:name="server0.conn0.process63//obj19◦&lt;prototype&gt;◦&lt;set textBaseline()&gt;">
        <text:p text:style-name="Standard">​​</text:p>
      </text:section>
      <text:section text:style-name="Sect1" text:name="Section116">
        <text:p text:style-name="P1"><text:bookmark text:name="server0.conn0.process63//obj19◦&lt;prototype&gt;◦&lt;set textBaseline()&gt;"/>&lt;set textBaseline()&gt;: function textBaseline()</text:p>
      </text:section>
      <text:section text:style-name="Sect1" text:name="server0.conn0.process63//obj19◦&lt;prototype&gt;◦&lt;get textRendering()&gt;">
        <text:p text:style-name="Standard">​​</text:p>
      </text:section>
      <text:section text:style-name="Sect1" text:name="Section117">
        <text:p text:style-name="P1"><text:bookmark text:name="server0.conn0.process63//obj19◦&lt;prototype&gt;◦&lt;get textRendering()&gt;"/>&lt;get textRendering()&gt;: function textRendering()</text:p>
      </text:section>
      <text:section text:style-name="Sect1" text:name="server0.conn0.process63//obj19◦&lt;prototype&gt;◦&lt;set textRendering()&gt;">
        <text:p text:style-name="Standard">​​</text:p>
      </text:section>
      <text:section text:style-name="Sect1" text:name="Section118">
        <text:p text:style-name="P1"><text:bookmark text:name="server0.conn0.process63//obj19◦&lt;prototype&gt;◦&lt;set textRendering()&gt;"/>&lt;set textRendering()&gt;: function textRendering()</text:p>
      </text:section>
      <text:section text:style-name="Sect1" text:name="server0.conn0.process63//obj19◦&lt;prototype&gt;◦&lt;get wordSpacing()&gt;">
        <text:p text:style-name="Standard">​​</text:p>
      </text:section>
      <text:section text:style-name="Sect1" text:name="Section119">
        <text:p text:style-name="P1"><text:bookmark text:name="server0.conn0.process63//obj19◦&lt;prototype&gt;◦&lt;get wordSpacing()&gt;"/>&lt;get wordSpacing()&gt;: function wordSpacing()</text:p>
      </text:section>
      <text:section text:style-name="Sect1" text:name="server0.conn0.process63//obj19◦&lt;prototype&gt;◦&lt;set wordSpacing()&gt;">
        <text:p text:style-name="Standard">​​</text:p>
      </text:section>
      <text:section text:style-name="Sect1" text:name="Section120">
        <text:p text:style-name="P1"><text:bookmark text:name="server0.conn0.process63//obj19◦&lt;prototype&gt;◦&lt;set wordSpacing()&gt;"/>&lt;set wordSpacing()&gt;: function wordSpacing()</text:p>
      </text:section>
      <text:section text:style-name="Sect1" text:name="server0.conn0.process63//obj19◦&lt;prototype&gt;◦&lt;prototype&gt;">
        <text:p text:style-name="Standard">​​</text:p>
      </text:section>
      <text:section text:style-name="Sect1" text:name="Section121">
        <text:p text:style-name="Standard"><text:bookmark text:name="server0.conn0.process63//obj19◦&lt;prototype&gt;◦&lt;prototype&gt;"/>&lt;prototype&gt;: Object { … }</text:p>
      </text:section>
      <text:section text:style-name="Sect1" text:name="server0.conn0.process63//obj19◦&lt;prototype&gt;◦&lt;prototype&gt;◦__defineGetter__">
        <text:p text:style-name="Standard">​​​</text:p>
      </text:section>
      <text:section text:style-name="Sect1" text:name="Section122">
        <text:p text:style-name="P1"><text:bookmark text:name="server0.conn0.process63//obj19◦&lt;prototype&gt;◦&lt;prototype&gt;◦__defineGetter__"/>__defineGetter__: function __defineGetter__()</text:p>
      </text:section>
      <text:section text:style-name="Sect1" text:name="server0.conn0.process63//obj19◦&lt;prototype&gt;◦&lt;prototype&gt;◦__defineSetter__">
        <text:p text:style-name="Standard">​​​</text:p>
      </text:section>
      <text:section text:style-name="Sect1" text:name="Section123">
        <text:p text:style-name="P1"><text:bookmark text:name="server0.conn0.process63//obj19◦&lt;prototype&gt;◦&lt;prototype&gt;◦__defineSetter__"/>__defineSetter__: function __defineSetter__()</text:p>
      </text:section>
      <text:section text:style-name="Sect1" text:name="server0.conn0.process63//obj19◦&lt;prototype&gt;◦&lt;prototype&gt;◦__lookupGetter__">
        <text:p text:style-name="Standard">​​​</text:p>
      </text:section>
      <text:section text:style-name="Sect1" text:name="Section124">
        <text:p text:style-name="P1"><text:bookmark text:name="server0.conn0.process63//obj19◦&lt;prototype&gt;◦&lt;prototype&gt;◦__lookupGetter__"/><text:soft-page-break/>__lookupGetter__: function __lookupGetter__()</text:p>
      </text:section>
      <text:section text:style-name="Sect1" text:name="server0.conn0.process63//obj19◦&lt;prototype&gt;◦&lt;prototype&gt;◦__lookupSetter__">
        <text:p text:style-name="Standard">​​​</text:p>
      </text:section>
      <text:section text:style-name="Sect1" text:name="Section125">
        <text:p text:style-name="P1"><text:bookmark text:name="server0.conn0.process63//obj19◦&lt;prototype&gt;◦&lt;prototype&gt;◦__lookupSetter__"/>__lookupSetter__: function __lookupSetter__()</text:p>
      </text:section>
      <text:section text:style-name="Sect1" text:name="server0.conn0.process63//obj19◦&lt;prototype&gt;◦&lt;prototype&gt;◦__proto__">
        <text:p text:style-name="Standard">​​​</text:p>
        <text:p text:style-name="Standard">__proto__: </text:p>
      </text:section>
      <text:p text:style-name="Standard">​​​</text:p>
      <text:section text:style-name="Sect1" text:name="server0.conn0.process63//obj19◦&lt;prototype&gt;◦&lt;prototype&gt;◦constructor">
        <text:p text:style-name="P1">constructor: function Object()</text:p>
      </text:section>
      <text:section text:style-name="Sect1" text:name="server0.conn0.process63//obj19◦&lt;prototype&gt;◦&lt;prototype&gt;◦hasOwnProperty">
        <text:p text:style-name="Standard">​​​</text:p>
      </text:section>
      <text:section text:style-name="Sect1" text:name="Section126">
        <text:p text:style-name="P1"><text:bookmark text:name="server0.conn0.process63//obj19◦&lt;prototype&gt;◦&lt;prototype&gt;◦hasOwnProperty"/>hasOwnProperty: function hasOwnProperty()</text:p>
      </text:section>
      <text:section text:style-name="Sect1" text:name="server0.conn0.process63//obj19◦&lt;prototype&gt;◦&lt;prototype&gt;◦isPrototypeOf">
        <text:p text:style-name="Standard">​​​</text:p>
      </text:section>
      <text:section text:style-name="Sect1" text:name="Section127">
        <text:p text:style-name="P1"><text:bookmark text:name="server0.conn0.process63//obj19◦&lt;prototype&gt;◦&lt;prototype&gt;◦isPrototypeOf"/>isPrototypeOf: function isPrototypeOf()</text:p>
      </text:section>
      <text:section text:style-name="Sect1" text:name="server0.conn0.process63//obj19◦&lt;prototype&gt;◦&lt;prototype&gt;◦propertyIsEnumerable">
        <text:p text:style-name="Standard">​​​</text:p>
      </text:section>
      <text:section text:style-name="Sect1" text:name="Section128">
        <text:p text:style-name="P1"><text:bookmark text:name="server0.conn0.process63//obj19◦&lt;prototype&gt;◦&lt;prototype&gt;◦propertyIsEnumerable"/>propertyIsEnumerable: function propertyIsEnumerable()</text:p>
      </text:section>
      <text:section text:style-name="Sect1" text:name="server0.conn0.process63//obj19◦&lt;prototype&gt;◦&lt;prototype&gt;◦propertyIsEnumerable◦length">
        <text:p text:style-name="Standard">​​​​</text:p>
        <text:p text:style-name="Standard">length: 1</text:p>
      </text:section>
      <text:section text:style-name="Sect1" text:name="server0.conn0.process63//obj19◦&lt;prototype&gt;◦&lt;prototype&gt;◦propertyIsEnumerable◦name">
        <text:p text:style-name="Standard">​​​​</text:p>
        <text:p text:style-name="Standard">name: "propertyIsEnumerable"</text:p>
      </text:section>
      <text:section text:style-name="Sect1" text:name="server0.conn0.process63//obj19◦&lt;prototype&gt;◦&lt;prototype&gt;◦propertyIsEnumerable◦&lt;prototype&gt;">
        <text:p text:style-name="Standard">​​​​</text:p>
      </text:section>
      <text:section text:style-name="Sect1" text:name="Section129">
        <text:p text:style-name="P1"><text:bookmark text:name="server0.conn0.process63//obj19◦&lt;prototype&gt;◦&lt;prototype&gt;◦propertyIsEnumerable◦&lt;prototype&gt;"/>&lt;prototype&gt;: function ()</text:p>
      </text:section>
      <text:section text:style-name="Sect1" text:name="server0.conn0.process63//obj19◦&lt;prototype&gt;◦&lt;prototype&gt;◦toLocaleString">
        <text:p text:style-name="Standard">​​​</text:p>
      </text:section>
      <text:section text:style-name="Sect1" text:name="Section130">
        <text:p text:style-name="P1"><text:bookmark text:name="server0.conn0.process63//obj19◦&lt;prototype&gt;◦&lt;prototype&gt;◦toLocaleString"/>toLocaleString: function toLocaleString()</text:p>
      </text:section>
      <text:section text:style-name="Sect1" text:name="server0.conn0.process63//obj19◦&lt;prototype&gt;◦&lt;prototype&gt;◦toString">
        <text:p text:style-name="Standard">​​​</text:p>
      </text:section>
      <text:section text:style-name="Sect1" text:name="Section131">
        <text:p text:style-name="P1"><text:bookmark text:name="server0.conn0.process63//obj19◦&lt;prototype&gt;◦&lt;prototype&gt;◦toString"/>toString: function toString()</text:p>
      </text:section>
      <text:section text:style-name="Sect1" text:name="server0.conn0.process63//obj19◦&lt;prototype&gt;◦&lt;prototype&gt;◦valueOf">
        <text:p text:style-name="Standard">​​​</text:p>
      </text:section>
      <text:section text:style-name="Sect1" text:name="Section132">
        <text:p text:style-name="P1"><text:bookmark text:name="server0.conn0.process63//obj19◦&lt;prototype&gt;◦&lt;prototype&gt;◦valueOf"/>valueOf: function valueOf()</text:p>
      </text:section>
      <text:section text:style-name="Sect1" text:name="server0.conn0.process63//obj19◦&lt;prototype&gt;◦&lt;prototype&gt;◦&lt;get __proto__()&gt;">
        <text:p text:style-name="Standard">​​​</text:p>
      </text:section>
      <text:section text:style-name="Sect1" text:name="Section133">
        <text:p text:style-name="P1"><text:bookmark text:name="server0.conn0.process63//obj19◦&lt;prototype&gt;◦&lt;prototype&gt;◦&lt;get __proto__()&gt;"/>&lt;get __proto__()&gt;: function __proto__()</text:p>
      </text:section>
      <text:section text:style-name="Sect1" text:name="server0.conn0.process63//obj19◦&lt;prototype&gt;◦&lt;prototype&gt;◦&lt;set __proto__()&gt;">
        <text:p text:style-name="Standard">​​​</text:p>
      </text:section>
      <text:p text:style-name="P1">&lt;set __proto__()&gt;: function __proto__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4T10:43:13.852199175</meta:creation-date>
    <dc:date>2024-10-04T11:23:56.893548935</dc:date>
    <meta:editing-duration>PT20M22S</meta:editing-duration>
    <meta:editing-cycles>1</meta:editing-cycles>
    <meta:document-statistic meta:table-count="0" meta:image-count="0" meta:object-count="0" meta:page-count="18" meta:paragraph-count="903" meta:word-count="1179" meta:character-count="12687" meta:non-whitespace-character-count="11008"/>
    <meta:generator>LibreOffice/6.4.7.2$Linux_X86_64 LibreOffice_project/40$Build-2</meta:generator>
  </office:meta>
</office:document-meta>
</file>